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/>
    <style:font-face style:name="StarSymbol" svg:font-family="StarSymbol"/>
    <style:font-face style:name="Courier New" svg:font-family="'Courier New'" style:font-family-generic="modern"/>
    <style:font-face style:name="Helvetica Bold" svg:font-family="'Helvetica Bold', Arial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adornments="Bold Italic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2" style:family="table">
      <style:table-properties fo:margin-left="-0.004cm" fo:margin-right="0.009cm" table:align="margins" style:writing-mode="lr-tb"/>
    </style:style>
    <style:style style:name="Table22.A" style:family="table-column">
      <style:table-column-properties style:rel-column-width="10163*"/>
    </style:style>
    <style:style style:name="Table22.B" style:family="table-column">
      <style:table-column-properties style:rel-column-width="55372*"/>
    </style:style>
    <style:style style:name="Table22.1" style:family="table-row">
      <style:table-row-properties style:min-row-height="0.609cm" style:keep-together="true"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e2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22.A3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22.B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20" style:family="table">
      <style:table-properties fo:margin-left="-0.004cm" fo:margin-right="0.009cm" table:align="margins" style:writing-mode="lr-tb"/>
    </style:style>
    <style:style style:name="Table20.A" style:family="table-column">
      <style:table-column-properties style:rel-column-width="10163*"/>
    </style:style>
    <style:style style:name="Table20.B" style:family="table-column">
      <style:table-column-properties style:rel-column-width="55372*"/>
    </style:style>
    <style:style style:name="Table20.1" style:family="table-row">
      <style:table-row-properties style:min-row-height="0.609cm" style:keep-together="true"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e2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20.A3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20.B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20" style:family="table">
      <style:table-properties fo:margin-left="-0.004cm" fo:margin-right="0.009cm" table:align="margins" style:writing-mode="lr-tb"/>
    </style:style>
    <style:style style:name="Table20.A" style:family="table-column">
      <style:table-column-properties style:rel-column-width="10163*"/>
    </style:style>
    <style:style style:name="Table20.B" style:family="table-column">
      <style:table-column-properties style:rel-column-width="55372*"/>
    </style:style>
    <style:style style:name="Table20.1" style:family="table-row">
      <style:table-row-properties style:min-row-height="0.609cm" style:keep-together="true"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e2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20.A3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20.B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22" style:family="table">
      <style:table-properties fo:margin-left="-0.004cm" fo:margin-right="0.009cm" table:align="margins" style:writing-mode="lr-tb"/>
    </style:style>
    <style:style style:name="Table22.A" style:family="table-column">
      <style:table-column-properties style:rel-column-width="10163*"/>
    </style:style>
    <style:style style:name="Table22.B" style:family="table-column">
      <style:table-column-properties style:rel-column-width="55372*"/>
    </style:style>
    <style:style style:name="Table22.1" style:family="table-row">
      <style:table-row-properties style:min-row-height="0.609cm" style:keep-together="true"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e2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22.A3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22.B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5" style:family="table">
      <style:table-properties style:width="16.007cm" fo:margin-left="0cm" fo:margin-right="-0.011cm" table:align="margins" style:writing-mode="lr-tb"/>
    </style:style>
    <style:style style:name="Table5.A" style:family="table-column">
      <style:table-column-properties style:column-width="1.296cm" style:rel-column-width="5307*"/>
    </style:style>
    <style:style style:name="Table5.B" style:family="table-column">
      <style:table-column-properties style:column-width="4.657cm" style:rel-column-width="19064*"/>
    </style:style>
    <style:style style:name="Table5.C" style:family="table-column">
      <style:table-column-properties style:column-width="10.054cm" style:rel-column-width="41164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007cm" fo:margin-left="0cm" fo:margin-right="-0.011cm" table:align="margins" style:writing-mode="lr-tb"/>
    </style:style>
    <style:style style:name="Table6.A" style:family="table-column">
      <style:table-column-properties style:column-width="1.296cm" style:rel-column-width="5307*"/>
    </style:style>
    <style:style style:name="Table6.B" style:family="table-column">
      <style:table-column-properties style:column-width="4.657cm" style:rel-column-width="19064*"/>
    </style:style>
    <style:style style:name="Table6.C" style:family="table-column">
      <style:table-column-properties style:column-width="10.054cm" style:rel-column-width="41164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5.991cm" fo:margin-left="-0.004cm" fo:margin-right="0.009cm" table:align="margins" style:writing-mode="lr-tb"/>
    </style:style>
    <style:style style:name="Table4.A" style:family="table-column">
      <style:table-column-properties style:column-width="2.48cm" style:rel-column-width="10163*"/>
    </style:style>
    <style:style style:name="Table4.B" style:family="table-column">
      <style:table-column-properties style:column-width="13.511cm" style:rel-column-width="55372*"/>
    </style:style>
    <style:style style:name="Table4.1" style:family="table-row">
      <style:table-row-properties style:min-row-height="0.609cm"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language-complex="ar" style:country-complex="SA" style:font-weight-complex="bold"/>
    </style:style>
    <style:style style:name="P2" style:family="paragraph" style:parent-style-name="Header">
      <style:paragraph-properties fo:text-align="start" style:justify-single-word="false" style:snap-to-layout-grid="false"/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  <style:text-properties fo:text-transform="uppercase" fo:font-size="12pt" style:font-size-asian="12pt" style:font-size-complex="12pt"/>
    </style:style>
    <style:style style:name="P4" style:family="paragraph" style:parent-style-name="Header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5" style:family="paragraph" style:parent-style-name="Footer">
      <style:paragraph-properties fo:margin-top="0cm" fo:margin-bottom="0cm" style:snap-to-layout-grid="false">
        <style:tab-stops/>
      </style:paragraph-properties>
      <style:text-properties fo:font-size="8pt" style:font-size-asian="8pt"/>
    </style:style>
    <style:style style:name="P6" style:family="paragraph" style:parent-style-name="Footer">
      <style:paragraph-properties fo:margin-top="0cm" fo:margin-bottom="0cm" fo:text-align="start" style:justify-single-word="false" style:snap-to-layout-grid="false"/>
      <style:text-properties fo:font-size="8pt" style:font-size-asian="8pt"/>
    </style:style>
    <style:style style:name="P7" style:family="paragraph" style:parent-style-name="Footer">
      <style:paragraph-properties fo:margin-top="0cm" fo:margin-bottom="0cm" style:snap-to-layout-grid="false"/>
      <style:text-properties fo:font-size="8pt" style:font-size-asian="8pt"/>
    </style:style>
    <style:style style:name="P8" style:family="paragraph" style:parent-style-name="Footer">
      <style:paragraph-properties fo:margin-top="0cm" fo:margin-bottom="0cm" style:snap-to-layout-grid="false"/>
      <style:text-properties fo:font-size="8pt" fo:language="en" fo:country="US" style:font-size-asian="8pt" style:language-complex="ar" style:country-complex="SA"/>
    </style:style>
    <style:style style:name="P9" style:family="paragraph" style:parent-style-name="Footer">
      <style:paragraph-properties fo:margin-top="0cm" fo:margin-bottom="0cm" style:snap-to-layout-grid="false">
        <style:tab-stops/>
      </style:paragraph-properties>
      <style:text-properties fo:font-size="8pt" fo:language="en" fo:country="US" style:font-size-asian="8pt" style:language-complex="ar" style:country-complex="SA"/>
    </style:style>
    <style:style style:name="P10" style:family="paragraph" style:parent-style-name="Footer">
      <style:paragraph-properties fo:margin-top="0cm" fo:margin-bottom="0cm" fo:text-align="start" style:justify-single-word="false" style:snap-to-layout-grid="false"/>
      <style:text-properties fo:font-size="8pt" fo:language="en" fo:country="US" style:font-size-asian="8pt" style:language-complex="ar" style:country-complex="SA"/>
    </style:style>
    <style:style style:name="P11" style:family="paragraph" style:parent-style-name="Footer">
      <style:paragraph-properties fo:margin-top="0cm" fo:margin-bottom="0cm" fo:text-align="start" style:justify-single-word="false" style:snap-to-layout-grid="false"/>
    </style:style>
    <style:style style:name="P12" style:family="paragraph" style:parent-style-name="Footer">
      <style:paragraph-properties fo:margin-top="0cm" fo:margin-bottom="0cm" style:snap-to-layout-grid="false"/>
    </style:style>
    <style:style style:name="P13" style:family="paragraph" style:parent-style-name="Footer">
      <style:paragraph-properties fo:margin-top="0cm" fo:margin-bottom="0cm" fo:text-align="start" style:justify-single-word="false" style:snap-to-layout-grid="false"/>
      <style:text-properties fo:language="en" fo:country="US" style:language-complex="ar" style:country-complex="SA"/>
    </style:style>
    <style:style style:name="P14" style:family="paragraph" style:parent-style-name="Footer">
      <style:paragraph-properties fo:margin-top="0cm" fo:margin-bottom="0cm" style:snap-to-layout-grid="false"/>
      <style:text-properties fo:language="en" fo:country="US" style:language-complex="ar" style:country-complex="SA"/>
    </style:style>
    <style:style style:name="P15" style:family="paragraph" style:parent-style-name="Footer">
      <style:paragraph-properties fo:margin-top="0cm" fo:margin-bottom="0cm" style:snap-to-layout-grid="false">
        <style:tab-stops/>
      </style:paragraph-properties>
    </style:style>
    <style:style style:name="P16" style:family="paragraph" style:parent-style-name="Standard">
      <style:text-properties fo:font-size="2pt" style:font-size-asian="2pt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language-complex="ar" style:country-complex="SA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Table_20_Contents">
      <style:text-properties fo:language="en" fo:country="US" style:language-complex="ar" style:country-complex="SA"/>
    </style:style>
    <style:style style:name="P20" style:family="paragraph" style:parent-style-name="Table_20_Contents">
      <style:text-properties fo:language="en" fo:country="US" fo:font-weight="bold" style:font-weight-asian="bold" style:language-complex="ar" style:country-complex="SA" style:font-weight-complex="bold"/>
    </style:style>
    <style:style style:name="P21" style:family="paragraph" style:parent-style-name="Text_20_body">
      <style:text-properties fo:language="en" fo:country="US"/>
    </style:style>
    <style:style style:name="P22" style:family="paragraph" style:parent-style-name="Text_20_body">
      <style:text-properties fo:language="en" fo:country="US" style:language-complex="ar" style:country-complex="SA"/>
    </style:style>
    <style:style style:name="P23" style:family="paragraph" style:parent-style-name="Corps_20_annexe">
      <style:paragraph-properties style:snap-to-layout-grid="false"/>
      <style:text-properties fo:language="en" fo:country="US" style:language-complex="ar" style:country-complex="SA"/>
    </style:style>
    <style:style style:name="P24" style:family="paragraph" style:parent-style-name="Corps_20_annexe">
      <style:paragraph-properties style:snap-to-layout-grid="false"/>
      <style:text-properties fo:language="en" fo:country="US"/>
    </style:style>
    <style:style style:name="P25" style:family="paragraph" style:parent-style-name="Corps_20_annexe">
      <style:paragraph-properties style:snap-to-layout-grid="false"/>
      <style:text-properties fo:language="en" fo:country="US" fo:font-weight="bold" style:font-weight-asian="bold"/>
    </style:style>
    <style:style style:name="P26" style:family="paragraph" style:parent-style-name="Corps_20_annexe">
      <style:paragraph-properties style:snap-to-layout-grid="false"/>
      <style:text-properties fo:language="en" fo:country="US" fo:font-weight="bold" style:font-weight-asian="bold" style:language-complex="ar" style:country-complex="SA"/>
    </style:style>
    <style:style style:name="P27" style:family="paragraph" style:parent-style-name="Standard">
      <style:paragraph-properties fo:margin-left="1.251cm" fo:margin-right="0cm" fo:text-indent="0cm" style:auto-text-indent="false"/>
    </style:style>
    <style:style style:name="P28" style:family="paragraph" style:parent-style-name="Corps_20_annexe">
      <style:paragraph-properties fo:text-align="justify" style:justify-single-word="false" fo:orphans="2" fo:widows="2" style:snap-to-layout-grid="false" style:writing-mode="lr-tb"/>
      <style:text-properties style:use-window-font-color="true" style:font-name="Times New Roman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29" style:family="paragraph" style:parent-style-name="Standard">
      <style:text-properties fo:font-size="2pt" style:font-size-asian="2pt"/>
    </style:style>
    <style:style style:name="P30" style:family="paragraph" style:parent-style-name="Standard" style:list-style-name="L4"/>
    <style:style style:name="P31" style:family="paragraph" style:parent-style-name="Standard" style:list-style-name="L2">
      <style:paragraph-properties fo:margin-left="1.251cm" fo:margin-right="0cm" fo:text-indent="0cm" style:auto-text-indent="false"/>
    </style:style>
    <style:style style:name="P32" style:family="paragraph" style:parent-style-name="Standard" style:list-style-name="L3">
      <style:paragraph-properties fo:margin-left="1.251cm" fo:margin-right="0cm" fo:text-indent="0cm" style:auto-text-indent="false"/>
    </style:style>
    <style:style style:name="P33" style:family="paragraph" style:parent-style-name="Text_20_body" style:list-style-name="L1">
      <style:text-properties fo:language="en" fo:country="US" style:language-complex="ar" style:country-complex="SA"/>
    </style:style>
    <style:style style:name="P34" style:family="paragraph" style:parent-style-name="Heading_20_1" style:master-page-name="First_20_Page">
      <style:paragraph-properties style:page-number="auto"/>
      <style:text-properties fo:language="en" fo:country="US" style:language-complex="ar" style:country-complex="SA"/>
    </style:style>
    <style:style style:name="P35" style:family="paragraph" style:parent-style-name="Heading_20_2">
      <style:text-properties fo:language="en" fo:country="US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font-size="8pt" style:font-size-asian="8pt"/>
    </style:style>
    <style:style style:name="T3" style:family="text">
      <style:text-properties fo:language="en" fo:country="US"/>
    </style:style>
    <style:style style:name="T4" style:family="text">
      <style:text-properties style:language-complex="ar" style:country-complex="SA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35693456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69370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08797232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694096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694872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69526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695800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696960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698136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698768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00280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00736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03480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0566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07752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08112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12216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1322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1358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1502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19776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2078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2114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2258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26760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28632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28992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32432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34432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34808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38352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39888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4026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43336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44872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45248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46560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49488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50336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52104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08688768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54256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35755560">
          <text:insertion>
            <office:change-info>
              <dc:creator>Frédéric COIFFIER</dc:creator>
              <dc:date>2008-06-24T11:25:20</dc:date>
            </office:change-info>
          </text:insertion>
        </text:changed-region>
        <text:changed-region text:id="ct108669936">
          <text:deletion>
            <office:change-info>
              <dc:creator>Frédéric COIFFIER</dc:creator>
              <dc:date>2008-06-24T16:34:18</dc:date>
            </office:change-info>
            <table:table table:name="Table22" table:style-name="Table22">
              <table:table-column table:style-name="Table22.A"/>
              <table:table-column table:style-name="Table22.B"/>
              <table:table-row table:style-name="Table22.1">
                <table:table-cell table:style-name="Table22.A1" office:value-type="string">
                  <text:p text:style-name="P28">CCP</text:p>
                </table:table-cell>
                <table:table-cell table:style-name="Table22.B1" office:value-type="string">
                  <text:p text:style-name="P23">Crew Control Panel</text:p>
                </table:table-cell>
              </table:table-row>
              <table:table-row table:style-name="Table22.1">
                <table:table-cell table:style-name="Table22.A1" office:value-type="string">
                  <text:p text:style-name="P26">SDU</text:p>
                </table:table-cell>
                <table:table-cell table:style-name="Table22.B1" office:value-type="string">
                  <text:p text:style-name="P23">Seat Display Unit</text:p>
                </table:table-cell>
              </table:table-row>
              <table:table-row table:style-name="Table22.1">
                <table:table-cell table:style-name="Table22.A3" office:value-type="string">
                  <text:p text:style-name="P26">SIT</text:p>
                </table:table-cell>
                <table:table-cell table:style-name="Table22.B3" office:value-type="string">
                  <text:p text:style-name="P23">Seat Integrated Technology</text:p>
                </table:table-cell>
              </table:table-row>
              <table:table-row table:style-name="Table22.1">
                <table:table-cell table:style-name="Table22.A1" office:value-type="string">
                  <text:p text:style-name="P26">SIB</text:p>
                </table:table-cell>
                <table:table-cell table:style-name="Table22.B1" office:value-type="string">
                  <text:p text:style-name="P23">SiT Interface Box</text:p>
                </table:table-cell>
              </table:table-row>
              <table:table-row table:style-name="Table22.1">
                <table:table-cell table:style-name="Table22.A3" office:value-type="string">
                  <text:p text:style-name="P26">SIBS</text:p>
                </table:table-cell>
                <table:table-cell table:style-name="Table22.B3" office:value-type="string">
                  <text:p text:style-name="P23">SiT Interface Box Software</text:p>
                </table:table-cell>
              </table:table-row>
              <table:table-row table:style-name="Table22.1">
                <table:table-cell table:style-name="Table22.A1" office:value-type="string">
                  <text:p text:style-name="P26">TAL</text:p>
                </table:table-cell>
                <table:table-cell table:style-name="Table22.B1" office:value-type="string">
                  <text:p text:style-name="P23">Transport Abstraction Layer</text:p>
                </table:table-cell>
              </table:table-row>
              <table:table-row table:style-name="Table22.1">
                <table:table-cell table:style-name="Table22.A3" office:value-type="string">
                  <text:p text:style-name="P25">LOPA</text:p>
                </table:table-cell>
                <table:table-cell table:style-name="Table22.B3" office:value-type="string">
                  <text:p text:style-name="P24">Layout Of Passenger Address</text:p>
                </table:table-cell>
              </table:table-row>
              <table:table-row table:style-name="Table22.1">
                <table:table-cell table:style-name="Table22.A3" office:value-type="string">
                  <text:p text:style-name="P25">SiTNetInfo_c</text:p>
                </table:table-cell>
                <table:table-cell table:style-name="Table22.B3" office:value-type="string">
                  <text:p text:style-name="P24">SiT Network information client</text:p>
                </table:table-cell>
              </table:table-row>
              <table:table-row table:style-name="Table22.1">
                <table:table-cell table:style-name="Table22.A3" office:value-type="string">
                  <text:p text:style-name="P25">SiTNetInfo_s</text:p>
                </table:table-cell>
                <table:table-cell table:style-name="Table22.B3" office:value-type="string">
                  <text:p text:style-name="P24">SiT Network information server</text:p>
                </table:table-cell>
              </table:table-row>
              <table:table-row table:style-name="Table22.1">
                <table:table-cell table:style-name="Table22.A3" office:value-type="string">
                  <text:p text:style-name="P25">SiTAircraft_c</text:p>
                </table:table-cell>
                <table:table-cell table:style-name="Table22.B3" office:value-type="string">
                  <text:p text:style-name="P24">SiT Aircraft client</text:p>
                </table:table-cell>
              </table:table-row>
              <table:table-row table:style-name="Table22.1">
                <table:table-cell table:style-name="Table22.A3" office:value-type="string">
                  <text:p text:style-name="P25">SiTAircraft_s</text:p>
                </table:table-cell>
                <table:table-cell table:style-name="Table22.B3" office:value-type="string">
                  <text:p text:style-name="P24">SiT Aircraft server</text:p>
                </table:table-cell>
              </table:table-row>
              <table:table-row table:style-name="Table22.1">
                <table:table-cell table:style-name="Table22.A3" office:value-type="string">
                  <text:p text:style-name="P25">SiTUpdate_c</text:p>
                </table:table-cell>
                <table:table-cell table:style-name="Table22.B3" office:value-type="string">
                  <text:p text:style-name="P24">SiT Update client</text:p>
                </table:table-cell>
              </table:table-row>
              <table:table-row table:style-name="Table22.1">
                <table:table-cell table:style-name="Table22.A3" office:value-type="string">
                  <text:p text:style-name="P25">SiTUpdate_s</text:p>
                </table:table-cell>
                <table:table-cell table:style-name="Table22.B3" office:value-type="string">
                  <text:p text:style-name="P24">SiT Update server</text:p>
                </table:table-cell>
              </table:table-row>
            </table:table>
          </text:deletion>
        </text:changed-region>
        <text:changed-region text:id="ct108674704">
          <text:deletion>
            <office:change-info>
              <dc:creator>Frédéric COIFFIER</dc:creator>
              <dc:date>2008-06-24T11:25:20</dc:date>
            </office:change-info>
            <table:table table:name="Table20" table:style-name="Table20">
              <table:table-column table:style-name="Table20.A"/>
              <table:table-column table:style-name="Table20.B"/>
              <table:table-row table:style-name="Table20.1">
                <table:table-cell table:style-name="Table20.A1" office:value-type="string">
                  <text:p text:style-name="P28">CCP</text:p>
                </table:table-cell>
                <table:table-cell table:style-name="Table20.B1" office:value-type="string">
                  <text:p text:style-name="P23">Crew Control Panel</text:p>
                </table:table-cell>
              </table:table-row>
              <table:table-row table:style-name="Table20.1">
                <table:table-cell table:style-name="Table20.A1" office:value-type="string">
                  <text:p text:style-name="P26">SDU</text:p>
                </table:table-cell>
                <table:table-cell table:style-name="Table20.B1" office:value-type="string">
                  <text:p text:style-name="P23">Seat Display Unit</text:p>
                </table:table-cell>
              </table:table-row>
              <table:table-row table:style-name="Table20.1">
                <table:table-cell table:style-name="Table20.A3" office:value-type="string">
                  <text:p text:style-name="P26">SIT</text:p>
                </table:table-cell>
                <table:table-cell table:style-name="Table20.B3" office:value-type="string">
                  <text:p text:style-name="P23">Seat Integrated Technology</text:p>
                </table:table-cell>
              </table:table-row>
              <table:table-row table:style-name="Table20.1">
                <table:table-cell table:style-name="Table20.A1" office:value-type="string">
                  <text:p text:style-name="P26">SIB</text:p>
                </table:table-cell>
                <table:table-cell table:style-name="Table20.B1" office:value-type="string">
                  <text:p text:style-name="P23">SiT Interface Box</text:p>
                </table:table-cell>
              </table:table-row>
              <table:table-row table:style-name="Table20.1">
                <table:table-cell table:style-name="Table20.A3" office:value-type="string">
                  <text:p text:style-name="P26">SIBS</text:p>
                </table:table-cell>
                <table:table-cell table:style-name="Table20.B3" office:value-type="string">
                  <text:p text:style-name="P23">SiT Interface Box Software</text:p>
                </table:table-cell>
              </table:table-row>
              <table:table-row table:style-name="Table20.1">
                <table:table-cell table:style-name="Table20.A1" office:value-type="string">
                  <text:p text:style-name="P26">TAL</text:p>
                </table:table-cell>
                <table:table-cell table:style-name="Table20.B1" office:value-type="string">
                  <text:p text:style-name="P23">Transport Abstraction Layer</text:p>
                </table:table-cell>
              </table:table-row>
              <table:table-row table:style-name="Table20.1">
                <table:table-cell table:style-name="Table20.A3" office:value-type="string">
                  <text:p text:style-name="P25">LOPA</text:p>
                </table:table-cell>
                <table:table-cell table:style-name="Table20.B3" office:value-type="string">
                  <text:p text:style-name="P24">Layout Of Passenger Address</text:p>
                </table:table-cell>
              </table:table-row>
              <table:table-row table:style-name="Table20.1">
                <table:table-cell table:style-name="Table20.A3" office:value-type="string">
                  <text:p text:style-name="P25">SiTNetInfo_c</text:p>
                </table:table-cell>
                <table:table-cell table:style-name="Table20.B3" office:value-type="string">
                  <text:p text:style-name="P24">SiT Network information client</text:p>
                </table:table-cell>
              </table:table-row>
              <table:table-row table:style-name="Table20.1">
                <table:table-cell table:style-name="Table20.A3" office:value-type="string">
                  <text:p text:style-name="P25">SiTNetInfo_s</text:p>
                </table:table-cell>
                <table:table-cell table:style-name="Table20.B3" office:value-type="string">
                  <text:p text:style-name="P24">SiT Network information server</text:p>
                </table:table-cell>
              </table:table-row>
              <table:table-row table:style-name="Table20.1">
                <table:table-cell table:style-name="Table20.A3" office:value-type="string">
                  <text:p text:style-name="P25">SiTAircraft_c</text:p>
                </table:table-cell>
                <table:table-cell table:style-name="Table20.B3" office:value-type="string">
                  <text:p text:style-name="P24">SiT Aircraft client</text:p>
                </table:table-cell>
              </table:table-row>
              <table:table-row table:style-name="Table20.1">
                <table:table-cell table:style-name="Table20.A3" office:value-type="string">
                  <text:p text:style-name="P25">SiTAircraft_s</text:p>
                </table:table-cell>
                <table:table-cell table:style-name="Table20.B3" office:value-type="string">
                  <text:p text:style-name="P24">SiT Aircraft server</text:p>
                </table:table-cell>
              </table:table-row>
              <table:table-row table:style-name="Table20.1">
                <table:table-cell table:style-name="Table20.A3" office:value-type="string">
                  <text:p text:style-name="P25">SiTUpdate_c</text:p>
                </table:table-cell>
                <table:table-cell table:style-name="Table20.B3" office:value-type="string">
                  <text:p text:style-name="P24">SiT Update client</text:p>
                </table:table-cell>
              </table:table-row>
              <table:table-row table:style-name="Table20.1">
                <table:table-cell table:style-name="Table20.A3" office:value-type="string">
                  <text:p text:style-name="P25">SiTUpdate_s</text:p>
                </table:table-cell>
                <table:table-cell table:style-name="Table20.B3" office:value-type="string">
                  <text:p text:style-name="P24">SiT Update server</text:p>
                </table:table-cell>
              </table:table-row>
            </table:table>
            <text:p text:style-name="P1"><text:span text:style-name="Legend"><text:span text:style-name="T1"/></text:span></text:p>
          </text:deletion>
        </text:changed-region>
        <text:changed-region text:id="ct135756168">
          <text:insertion>
            <office:change-info>
              <dc:creator>Frédéric COIFFIER</dc:creator>
              <dc:date>2008-06-24T16:34:18</dc:date>
            </office:change-info>
          </text:insertion>
        </text:changed-region>
        <text:changed-region text:id="ct135818720">
          <text:insertion>
            <office:change-info>
              <dc:creator>Frédéric COIFFIER</dc:creator>
              <dc:date>2008-06-24T16:34:18</dc:date>
            </office:change-info>
          </text:insertion>
        </text:changed-region>
        <text:changed-region text:id="ct135820256">
          <text:insertion>
            <office:change-info>
              <dc:creator>Frédéric COIFFIER</dc:creator>
              <dc:date>2008-06-24T16:34:18</dc:date>
            </office:change-info>
          </text:insertion>
        </text:changed-region>
        <text:changed-region text:id="ct135821528">
          <text:insertion>
            <office:change-info>
              <dc:creator>Frédéric COIFFIER</dc:creator>
              <dc:date>2008-06-24T16:34:18</dc:date>
            </office:change-info>
          </text:insertion>
        </text:changed-region>
        <text:changed-region text:id="ct135823976">
          <text:insertion>
            <office:change-info>
              <dc:creator>Frédéric COIFFIER</dc:creator>
              <dc:date>2008-06-24T16:34:18</dc:date>
            </office:change-info>
          </text:insertion>
        </text:changed-region>
        <text:changed-region text:id="ct135825272">
          <text:insertion>
            <office:change-info>
              <dc:creator>Frédéric COIFFIER</dc:creator>
              <dc:date>2008-06-24T16:34:18</dc:date>
            </office:change-info>
          </text:insertion>
        </text:changed-region>
        <text:changed-region text:id="ct135827720">
          <text:insertion>
            <office:change-info>
              <dc:creator>Frédéric COIFFIER</dc:creator>
              <dc:date>2008-06-24T16:34:18</dc:date>
            </office:change-info>
          </text:insertion>
        </text:changed-region>
        <text:changed-region text:id="ct135829400">
          <text:insertion>
            <office:change-info>
              <dc:creator>Frédéric COIFFIER</dc:creator>
              <dc:date>2008-06-24T16:34:18</dc:date>
            </office:change-info>
          </text:insertion>
        </text:changed-region>
        <text:changed-region text:id="ct135829928">
          <text:insertion>
            <office:change-info>
              <dc:creator>Frédéric COIFFIER</dc:creator>
              <dc:date>2008-06-24T16:34:18</dc:date>
            </office:change-info>
          </text:insertion>
        </text:changed-region>
        <text:changed-region text:id="ct135831992">
          <text:insertion>
            <office:change-info>
              <dc:creator>Frédéric COIFFIER</dc:creator>
              <dc:date>2008-06-24T16:34:1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XXXXXXXXXXXX</text:h>
      <text:h text:style-name="P35" text:outline-level="2">Xxxxxxxxxxxxxx</text:h>
      <text:p text:style-name="P22">Xxxx xxxxxxxx xxxxxxxxx xxx xxxxxxx xxxxx xxxx xx xxxx xx Xxxxxxxxx Xxxxxxxxxxx Xxxxx (XXX) xxxxxxx X xxx XxX Xxxxxxxxx Xxx Xxxxxxxx (XXXX) xxxxxxx X xxx xxx .</text:p>
      <text:p text:style-name="P22">Xxxxxx xxxxxxxxxxxx xxxx xxxxxxxx xx xxx xxx xxxxxxxx xx XXX xX.X xxx XXXX xX.X.</text:p>
      <text:h text:style-name="P35" text:outline-level="2">Xxxxxxxx xxxxxxxx</text:h>
      <text:p text:style-name="P22">Xxxx xxxxxxxxx xxxxxxxx xxx xxxxx :</text:p>
      <text:list xml:id="list33363553" text:style-name="L1">
        <text:list-item>
          <text:p text:style-name="P33">xxx XXX xxxxxxxxxxxx xxx xxxxxxxxxxxxx,</text:p>
        </text:list-item>
        <text:list-item>
          <text:p text:style-name="P33">xxx xxxxxxx xx xxx XXX xxxxxxxx, xxxxx xxx xxxxxxxx xx XXX xxxxxxx.</text:p>
        </text:list-item>
      </text:list>
      <text:h text:style-name="P35" text:outline-level="2">Xxxxxxxxxx xxxxxxxxx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">X°</text:p>
          </table:table-cell>
          <table:table-cell table:style-name="Table5.A1" office:value-type="string">
            <text:p text:style-name="P20">Xxxxxxxxxxx</text:p>
          </table:table-cell>
          <table:table-cell table:style-name="Table5.C1" office:value-type="string">
            <text:p text:style-name="P20">Xxxxxxxxxxx</text:p>
          </table:table-cell>
        </table:table-row>
        <table:table-row>
          <table:table-cell table:style-name="Table5.A2" office:value-type="string">
            <text:p text:style-name="P19"><text:reference-mark-start text:name="SCS1"/>XXXX<text:reference-mark-end text:name="SCS1"/></text:p>
          </table:table-cell>
          <table:table-cell table:style-name="Table5.B2" office:value-type="string">
            <text:p text:style-name="P19">XXX-XxXXxxXxxx_x-XX-XXX-XXx</text:p>
          </table:table-cell>
          <table:table-cell table:style-name="Table5.C2" office:value-type="string">
            <text:p text:style-name="P19">XxXXxxXxxx Xxxxxx – Xxxxxxxx Xxxxxxxxx Xxxxxxxxxxxxx</text:p>
          </table:table-cell>
        </table:table-row>
        <table:table-row>
          <table:table-cell table:style-name="Table5.A2" office:value-type="string">
            <text:p text:style-name="P19"><text:reference-mark-start text:name="SCS2"/>XXXX<text:reference-mark-end text:name="SCS2"/></text:p>
          </table:table-cell>
          <table:table-cell table:style-name="Table5.B2" office:value-type="string">
            <text:p text:style-name="P19">XXX-XxXXxxxxxxx_x-XX-XXX-XXx</text:p>
          </table:table-cell>
          <table:table-cell table:style-name="Table5.C2" office:value-type="string">
            <text:p text:style-name="P19">XxXXxxxxxxx Xxxxxx – Xxxxxxxx Xxxxxxxxx Xxxxxxxxxxxxx</text:p>
          </table:table-cell>
        </table:table-row>
        <table:table-row>
          <table:table-cell table:style-name="Table5.A2" office:value-type="string">
            <text:p text:style-name="P19"><text:reference-mark-start text:name="SCS3"/>XXXX<text:reference-mark-end text:name="SCS3"/></text:p>
          </table:table-cell>
          <table:table-cell table:style-name="Table5.B2" office:value-type="string">
            <text:p text:style-name="P19">XXX-XxXXxxxxx_x-XX-XXX-XXx</text:p>
          </table:table-cell>
          <table:table-cell table:style-name="Table5.C2" office:value-type="string">
            <text:p text:style-name="P19">XxXXxxxxx Xxxxxx – Xxxxxxxx Xxxxxxxxx Xxxxxxxxxxxxx</text:p>
          </table:table-cell>
        </table:table-row>
        <table:table-row>
          <table:table-cell table:style-name="Table5.A2" office:value-type="string">
            <text:p text:style-name="P19"><text:reference-mark-start text:name="SCS4"/><text:reference-mark-start text:name="SCS41"/>XXXX<text:reference-mark-end text:name="SCS41"/><text:reference-mark-end text:name="SCS4"/></text:p>
          </table:table-cell>
          <table:table-cell table:style-name="Table5.B2" office:value-type="string">
            <text:p text:style-name="P19">XXX-XxXXxxxxx_x-XX-XXX-XXx</text:p>
          </table:table-cell>
          <table:table-cell table:style-name="Table5.C2" office:value-type="string">
            <text:p text:style-name="P19">XxXXxxxxx Xxxxxx – Xxxxxxxx Xxxxxxxxx Xxxxxxxxxxxxx</text:p>
          </table:table-cell>
        </table:table-row>
        <table:table-row>
          <table:table-cell table:style-name="Table5.A2" office:value-type="string">
            <text:p text:style-name="P19"><text:reference-mark-start text:name="ERD1"/>XXXX<text:reference-mark-end text:name="ERD1"/></text:p>
          </table:table-cell>
          <table:table-cell table:style-name="Table5.B2" office:value-type="string">
            <text:p text:style-name="P19">XXX-XXX-XX-XX-XXx</text:p>
          </table:table-cell>
          <table:table-cell table:style-name="Table5.C2" office:value-type="string">
            <text:p text:style-name="P19">XxX Xxxxxxxxx Xxx – Xxxxxxxxx Xxxxxxxxxxxx Xxxxxxxxxxxxx</text:p>
          </table:table-cell>
        </table:table-row>
        <table:table-row>
          <table:table-cell table:style-name="Table5.A2" office:value-type="string">
            <text:p text:style-name="P19"><text:reference-mark-start text:name="ER1"/>XXX<text:reference-mark-end text:name="ER1"/></text:p>
          </table:table-cell>
          <table:table-cell table:style-name="Table5.B2" office:value-type="string">
            <text:p text:style-name="P19">XX-xxx-XX-XXX-XXx</text:p>
          </table:table-cell>
          <table:table-cell table:style-name="Table5.C2" office:value-type="string">
            <text:p text:style-name="P19">XXX – Xxxxxxxxxxx xxxxxxxxxxx</text:p>
          </table:table-cell>
        </table:table-row>
      </table:table>
      <text:h text:style-name="P35" text:outline-level="2">Xxxxxxxxxx Xxxxxxxxx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">X°</text:p>
          </table:table-cell>
          <table:table-cell table:style-name="Table6.A1" office:value-type="string">
            <text:p text:style-name="P20">Xxxxxxxxxxx</text:p>
          </table:table-cell>
          <table:table-cell table:style-name="Table6.C1" office:value-type="string">
            <text:p text:style-name="P20">Xxxxxxxxxxx</text:p>
          </table:table-cell>
        </table:table-row>
        <table:table-row>
          <table:table-cell table:style-name="Table6.A2" office:value-type="string">
            <text:p text:style-name="P19"><text:reference-mark-start text:name="AD1"/>XXX<text:reference-mark-end text:name="AD1"/></text:p>
          </table:table-cell>
          <table:table-cell table:style-name="Table6.A2" office:value-type="string">
            <text:p text:style-name="P19">XX-XxxXxxxxxx-XX-XXX-XXx</text:p>
          </table:table-cell>
          <table:table-cell table:style-name="Table6.C2" office:value-type="string">
            <text:p text:style-name="P19">XxX Xxxxxxx Xxxxxxxxxxxx</text:p>
          </table:table-cell>
        </table:table-row>
      </table:table>
      <text:h text:style-name="P35" text:outline-level="2">Xxxxx xxx xxxxxxxxxxxxx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XXX</text:p>
          </table:table-cell>
          <table:table-cell table:style-name="Table4.B1" office:value-type="string">
            <text:p text:style-name="P23">Xxxx<text:change-start text:change-id="ct135693456"/> <text:change-end text:change-id="ct135693456"/>Xxxxxxx<text:change-start text:change-id="ct135693704"/> <text:change-end text:change-id="ct135693704"/>Xxxxx</text:p>
          </table:table-cell>
        </table:table-row>
        <table:table-row table:style-name="Table4.1">
          <table:table-cell table:style-name="Table4.A1" office:value-type="string">
            <text:p text:style-name="P26">XXX</text:p>
          </table:table-cell>
          <table:table-cell table:style-name="Table4.B1" office:value-type="string">
            <text:p text:style-name="P23">Xxxxx<text:change-start text:change-id="ct108797232"/> <text:change-end text:change-id="ct108797232"/>Xxxxxxx<text:change-start text:change-id="ct135694096"/> <text:change-end text:change-id="ct135694096"/>Xxxx</text:p>
          </table:table-cell>
        </table:table-row>
        <table:table-row table:style-name="Table4.1">
          <table:table-cell table:style-name="Table4.A3" office:value-type="string">
            <text:p text:style-name="P26">XXX</text:p>
          </table:table-cell>
          <table:table-cell table:style-name="Table4.B3" office:value-type="string">
            <text:p text:style-name="P23">Xxxx<text:change-start text:change-id="ct135694872"/> <text:change-end text:change-id="ct135694872"/>Xxxxxxxxxx<text:change-start text:change-id="ct135695264"/> <text:change-end text:change-id="ct135695264"/>Xxxxxxxxxx</text:p>
          </table:table-cell>
        </table:table-row>
        <table:table-row table:style-name="Table4.1">
          <table:table-cell table:style-name="Table4.A1" office:value-type="string">
            <text:p text:style-name="P26">XXX</text:p>
          </table:table-cell>
          <table:table-cell table:style-name="Table4.B1" office:value-type="string">
            <text:p text:style-name="P23">XxX<text:change-start text:change-id="ct135695800"/> <text:change-end text:change-id="ct135695800"/>Xxxxxxxxx<text:change-start text:change-id="ct135696960"/> <text:change-end text:change-id="ct135696960"/>Xxx</text:p>
          </table:table-cell>
        </table:table-row>
        <table:table-row table:style-name="Table4.1">
          <table:table-cell table:style-name="Table4.A3" office:value-type="string">
            <text:p text:style-name="P26">XXXX</text:p>
          </table:table-cell>
          <table:table-cell table:style-name="Table4.B3" office:value-type="string">
            <text:p text:style-name="P23">XxX<text:change-start text:change-id="ct135698136"/> <text:change-end text:change-id="ct135698136"/>Xxxxxxxxx<text:change-start text:change-id="ct135698768"/> <text:change-end text:change-id="ct135698768"/>Xxx<text:change-start text:change-id="ct135700280"/> <text:change-end text:change-id="ct135700280"/>Xxxxxxxx</text:p>
          </table:table-cell>
        </table:table-row>
        <table:table-row table:style-name="Table4.1">
          <table:table-cell table:style-name="Table4.A1" office:value-type="string">
            <text:p text:style-name="P26">XXX</text:p>
          </table:table-cell>
          <table:table-cell table:style-name="Table4.B1" office:value-type="string">
            <text:p text:style-name="P23">Xxxxxxxxx<text:change-start text:change-id="ct135700736"/> <text:change-end text:change-id="ct135700736"/>Xxxxxxxxxxx<text:change-start text:change-id="ct135703480"/> <text:change-end text:change-id="ct135703480"/>Xxxxx</text:p>
          </table:table-cell>
        </table:table-row>
        <table:table-row table:style-name="Table4.1">
          <table:table-cell table:style-name="Table4.A3" office:value-type="string">
            <text:p text:style-name="P25">XXXX</text:p>
          </table:table-cell>
          <table:table-cell table:style-name="Table4.B3" office:value-type="string">
            <text:p text:style-name="P24">Xxxxxx<text:change-start text:change-id="ct135705664"/> <text:change-end text:change-id="ct135705664"/>Xx<text:change-start text:change-id="ct135707752"/> <text:change-end text:change-id="ct135707752"/>Xxxxxxxxx<text:change-start text:change-id="ct135708112"/> <text:change-end text:change-id="ct135708112"/>Xxxxxxx</text:p>
          </table:table-cell>
        </table:table-row>
        <text:soft-page-break/>
        <table:table-row table:style-name="Table4.1">
          <table:table-cell table:style-name="Table4.A3" office:value-type="string">
            <text:p text:style-name="P25">XxXXxxXxxx<text:change-start text:change-id="ct135712216"/>_<text:change-end text:change-id="ct135712216"/>x</text:p>
          </table:table-cell>
          <table:table-cell table:style-name="Table4.B3" office:value-type="string">
            <text:p text:style-name="P24">XxX<text:change-start text:change-id="ct135713224"/> <text:change-end text:change-id="ct135713224"/>Xxxxxxx<text:change-start text:change-id="ct135713584"/> <text:change-end text:change-id="ct135713584"/>xxxxxxxxxxx<text:change-start text:change-id="ct135715024"/> <text:change-end text:change-id="ct135715024"/>xxxxxx</text:p>
          </table:table-cell>
        </table:table-row>
        <table:table-row table:style-name="Table4.1">
          <table:table-cell table:style-name="Table4.A3" office:value-type="string">
            <text:p text:style-name="P25">XxXXxxXxxx<text:change-start text:change-id="ct135719776"/>_<text:change-end text:change-id="ct135719776"/>x</text:p>
          </table:table-cell>
          <table:table-cell table:style-name="Table4.B3" office:value-type="string">
            <text:p text:style-name="P24">XxX<text:change-start text:change-id="ct135720784"/> <text:change-end text:change-id="ct135720784"/>Xxxxxxx<text:change-start text:change-id="ct135721144"/> <text:change-end text:change-id="ct135721144"/>xxxxxxxxxxx<text:change-start text:change-id="ct135722584"/> <text:change-end text:change-id="ct135722584"/>xxxxxx</text:p>
          </table:table-cell>
        </table:table-row>
        <table:table-row table:style-name="Table4.1">
          <table:table-cell table:style-name="Table4.A3" office:value-type="string">
            <text:p text:style-name="P25">XxXXxxxxxxx<text:change-start text:change-id="ct135726760"/>_<text:change-end text:change-id="ct135726760"/>x</text:p>
          </table:table-cell>
          <table:table-cell table:style-name="Table4.B3" office:value-type="string">
            <text:p text:style-name="P24">XxX<text:change-start text:change-id="ct135728632"/> <text:change-end text:change-id="ct135728632"/>Xxxxxxxx<text:change-start text:change-id="ct135728992"/> <text:change-end text:change-id="ct135728992"/>xxxxxx</text:p>
          </table:table-cell>
        </table:table-row>
        <table:table-row table:style-name="Table4.1">
          <table:table-cell table:style-name="Table4.A3" office:value-type="string">
            <text:p text:style-name="P25">XxXXxxxxxxx<text:change-start text:change-id="ct135732432"/>_<text:change-end text:change-id="ct135732432"/>x</text:p>
          </table:table-cell>
          <table:table-cell table:style-name="Table4.B3" office:value-type="string">
            <text:p text:style-name="P24">XxX<text:change-start text:change-id="ct135734432"/> <text:change-end text:change-id="ct135734432"/>Xxxxxxxx<text:change-start text:change-id="ct135734808"/> <text:change-end text:change-id="ct135734808"/>xxxxxx</text:p>
          </table:table-cell>
        </table:table-row>
        <table:table-row table:style-name="Table4.1">
          <table:table-cell table:style-name="Table4.A3" office:value-type="string">
            <text:p text:style-name="P25">XxXXxxxxx<text:change-start text:change-id="ct135738352"/>_<text:change-end text:change-id="ct135738352"/>x</text:p>
          </table:table-cell>
          <table:table-cell table:style-name="Table4.B3" office:value-type="string">
            <text:p text:style-name="P24">XxX<text:change-start text:change-id="ct135739888"/> <text:change-end text:change-id="ct135739888"/>Xxxxxx<text:change-start text:change-id="ct135740264"/> <text:change-end text:change-id="ct135740264"/>xxxxxx</text:p>
          </table:table-cell>
        </table:table-row>
        <table:table-row table:style-name="Table4.1">
          <table:table-cell table:style-name="Table4.A3" office:value-type="string">
            <text:p text:style-name="P25">XxXXxxxxx<text:change-start text:change-id="ct135743336"/>_<text:change-end text:change-id="ct135743336"/>x</text:p>
          </table:table-cell>
          <table:table-cell table:style-name="Table4.B3" office:value-type="string">
            <text:p text:style-name="P24">XxX<text:change-start text:change-id="ct135744872"/> <text:change-end text:change-id="ct135744872"/>Xxxxxx<text:change-start text:change-id="ct135745248"/> <text:change-end text:change-id="ct135745248"/>xxxxxx</text:p>
          </table:table-cell>
        </table:table-row>
        <table:table-row table:style-name="Table4.1">
          <table:table-cell table:style-name="Table4.A3" office:value-type="string">
            <text:p text:style-name="P25">XXXX</text:p>
          </table:table-cell>
          <table:table-cell table:style-name="Table4.B3" office:value-type="string">
            <text:p text:style-name="P24">Xxxxxxx<text:change-start text:change-id="ct135746560"/> <text:change-end text:change-id="ct135746560"/>Xxxx<text:change-start text:change-id="ct135749488"/> <text:change-end text:change-id="ct135749488"/>Xxxxxxxx<text:change-start text:change-id="ct135750336"/> <text:change-end text:change-id="ct135750336"/>Xxxxxxxx<text:change-start text:change-id="ct135752104"/> (<text:change-end text:change-id="ct135752104"/>XXXXXXX<text:change-start text:change-id="ct108688768"/>)<text:change-end text:change-id="ct108688768"/></text:p>
          </table:table-cell>
        </table:table-row>
        <table:table-row table:style-name="Table4.1">
          <table:table-cell table:style-name="Table4.A3" office:value-type="string">
            <text:p text:style-name="P25">XxX</text:p>
          </table:table-cell>
          <table:table-cell table:style-name="Table4.B3" office:value-type="string">
            <text:p text:style-name="P24">Xxxxxx<text:change-start text:change-id="ct135754256"/> <text:change-end text:change-id="ct135754256"/>xx<text:change-start text:change-id="ct135755560"/> <text:change-end text:change-id="ct135755560"/>Xxxxxxx</text:p>
          </table:table-cell>
        </table:table-row>
      </table:table>
      <text:p text:style-name="P1"><text:change text:change-id="ct108669936"/><text:change text:change-id="ct108674704"/><text:span text:style-name="Legend"><text:span text:style-name="T1">Xxxxx </text:span></text:span><text:span text:style-name="Legend"><text:span text:style-name="T1"><text:sequence text:ref-name="refTable0" text:name="Table" text:formula="ooow:Table+1" style:num-format="1">1</text:sequence></text:span></text:span><text:span text:style-name="Legend"><text:span text:style-name="T1">: Xxxxxxxxxxxxx</text:span></text:span></text:p>
      <text:h text:style-name="P35" text:outline-level="2">Xxxxxxx xx xxxx xxxxxxxx</text:h>
      <text:p text:style-name="P22">Xxxxxx xxxxxxx xxx xxxxxxxxxx xx xxx “Xxxxxxxx xxxxxxx” xxxx xx xxxx xxxxxxxx. </text:p>
      <text:p text:style-name="P22">Xxxxxxxx xxxxxxx xxx xxxxxxxxxx xx xxxxxxxx xxxxx xx xxx xxxxxx, xxxxxxxxxxxxx xx xxx xx xxxxxx xxxx. </text:p>
      <text:h text:style-name="Heading_20_2" text:outline-level="2">Xxxxxxxxxxxx xxx xxxxxx</text:h>
      <text:p text:style-name="Standard">Xxx XXX xxxxxxxxxxxx :</text:p>
      <text:p text:style-name="P27">Xxx xxxxxxxxxxxx xxx xxxxxxxxxx xx xxx xxxx <text:span text:style-name="Requirement">XXX-xxxxxxx-xxxx-xxx</text:span> :</text:p>
      <text:list xml:id="list33357928" text:style-name="L2">
        <text:list-item>
          <text:p text:style-name="P31"><text:span text:style-name="Requirement">xxxxxxx</text:span> xxxxx xx XXXXXXXxxx_X, XXXXXXXxxxx_X, XXXXXXXxx_X, XXXXXXXxx_X, XXXXXXXXXxxx,</text:p>
        </text:list-item>
        <text:list-item>
          <text:p text:style-name="P31"><text:span text:style-name="Requirement">xxxx</text:span> xx XxxxXxxx</text:p>
        </text:list-item>
        <text:list-item>
          <text:p text:style-name="P31"><text:span text:style-name="Requirement">xxx</text:span> <text:s/>xxxxx xx x xxxxxx.</text:p>
        </text:list-item>
      </text:list>
      <text:p text:style-name="Standard">Xxx XXX xxxxxxxxxxxx :</text:p>
      <text:p text:style-name="P27">Xxx xxxxxxxxxxxx xxx xxxxxxxxxx xx xxx xxxx <text:span text:style-name="Requirement">XXX-xxxx-xxx-xxx</text:span> <text:s/>:</text:p>
      <text:list xml:id="list33362510" text:style-name="L3">
        <text:list-item>
          <text:p text:style-name="P32"><text:span text:style-name="Requirement">xxxx</text:span> <text:s/>xxxxx xx XX xx XX.</text:p>
        </text:list-item>
        <text:list-item>
          <text:p text:style-name="P32"><text:span text:style-name="Requirement">xxx</text:span> <text:s/>xxxxx xx XXX xx XX xx XXX.</text:p>
        </text:list-item>
        <text:list-item>
          <text:p text:style-name="P32"><text:span text:style-name="Requirement">xxx</text:span> <text:s/>xxxxx xxxxx xx x xxxxxx.</text:p>
        </text:list-item>
      </text:list>
      <text:p text:style-name="Standard"/>
      <text:p text:style-name="P18"><text:span text:style-name="T5">Xxxxxxxxx</text:span> xxx <text:span text:style-name="T5">Xxxxx</text:span> xxx xxx xxxx xx xxxxxxxxxxxx <text:s/>:</text:p>
      <text:list xml:id="list33377603" text:style-name="L4">
        <text:list-item>
          <text:p text:style-name="P30">Xxxxxxxx xxxxxxx x xxxxxxxxx xxxxxx xxxxx xxx xxxxxxxxxxxxxx,</text:p>
        </text:list-item>
        <text:list-item>
          <text:p text:style-name="P30">Xxxxx xxx xxxx xxxxxxxxxxx xxxxxx xxxxx xxx xxxxxxxxxxx</text:p>
        </text:list-item>
      </text:list>
      <text:h text:style-name="Heading_20_2" text:outline-level="2">Xxxx<text:change-start text:change-id="ct135756168"/> <text:change-end text:change-id="ct135756168"/>xxxxxx<text:change-start text:change-id="ct135818720"/></text:h>
      <text:p text:style-name="P21"><text:change-end text:change-id="ct135818720"/><text:span text:style-name="T4">Xxxx</text:span><text:change-start text:change-id="ct135820256"/><text:span text:style-name="T4"> </text:span><text:change-end text:change-id="ct135820256"/><text:span text:style-name="T4">xxxxxx</text:span><text:change-start text:change-id="ct135821528"/><text:span text:style-name="T4"> </text:span><text:change-end text:change-id="ct135821528"/><text:span text:style-name="T4">xxx</text:span><text:change-start text:change-id="ct135823976"/><text:span text:style-name="T4"> </text:span><text:change-end text:change-id="ct135823976"/><text:span text:style-name="T4">xxxxxx</text:span><text:change-start text:change-id="ct135825272"/><text:span text:style-name="T4"> </text:span><text:change-end text:change-id="ct135825272"/><text:span text:style-name="T4">xxxx</text:span><text:change-start text:change-id="ct135827720"/><text:span text:style-name="T4"> </text:span><text:change-end text:change-id="ct135827720"/><text:span text:style-name="T4">x</text:span><text:change-start text:change-id="ct135829400"/><text:span text:style-name="T4"> </text:span><text:change-end text:change-id="ct135829400"/>xxxxx<text:change-start text:change-id="ct135829928"/><text:span text:style-name="T4"> </text:span><text:change-end text:change-id="ct135829928"/><text:span text:style-name="T4">xxxxxxxxxxxx</text:span><text:change-start text:change-id="ct135831992"/><text:span text:style-name="T4">.</text:span><text:change-end text:change-id="ct1358319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/>
    <style:font-face style:name="StarSymbol" svg:font-family="StarSymbol"/>
    <style:font-face style:name="Courier New" svg:font-family="'Courier New'" style:font-family-generic="modern"/>
    <style:font-face style:name="Helvetica Bold" svg:font-family="'Helvetica Bold', Arial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adornments="Bold Italic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635cm" fo:margin-bottom="0.212cm" fo:text-align="start" style:justify-single-word="false" fo:text-indent="0cm" style:auto-text-indent="false" fo:break-before="page"/>
      <style:text-properties fo:text-transform="uppercase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.423cm" fo:margin-bottom="0.212cm" fo:text-align="start" style:justify-single-word="false" fo:text-indent="0cm" style:auto-text-indent="false" fo:keep-with-next="always"/>
      <style:text-properties fo:font-variant="small-caps"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.282cm" fo:margin-bottom="0.212cm" fo:text-align="start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left="0cm" fo:margin-right="0cm" fo:margin-top="0.212cm" fo:margin-bottom="0.106cm" fo:text-align="start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margin-left="0cm" fo:margin-right="0cm" fo:margin-top="0.212cm" fo:margin-bottom="0.106cm" fo:text-align="start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left="0cm" fo:margin-right="0cm" fo:margin-top="0.212cm" fo:margin-bottom="0.106cm" fo:text-align="start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Text_20_body" style:class="text" style:default-outline-level="7">
      <style:paragraph-properties fo:margin-left="0cm" fo:margin-right="0cm" fo:margin-top="0.141cm" fo:margin-bottom="0.106cm" fo:text-align="start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Text_20_body" style:class="text" style:default-outline-level="8">
      <style:paragraph-properties fo:margin-left="0cm" fo:margin-right="0cm" fo:margin-top="0.141cm" fo:margin-bottom="0.106cm" fo:text-align="start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9" style:display-name="Heading 9" style:family="paragraph" style:parent-style-name="Standard" style:next-style-name="Corps_20_annexe" style:class="text" style:default-outline-level="9">
      <style:paragraph-properties fo:margin-left="0cm" fo:margin-right="0cm" fo:margin-top="0.141cm" fo:margin-bottom="0.106cm" fo:text-align="start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Corps_20_annexe" style:display-name="Corps annexe" style:family="paragraph" style:parent-style-name="Standard">
      <style:paragraph-properties fo:margin-top="0.106cm" fo:margin-bottom="0cm"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/>
      <style:text-properties fo:font-size="14pt" fo:font-weight="bold" style:font-size-asian="14pt" style:font-weight-asian="bold"/>
    </style:style>
    <style:style style:name="Footer" style:family="paragraph" style:parent-style-name="Standard" style:class="extra">
      <style:paragraph-properties fo:margin-top="0.071cm" fo:margin-bottom="0.071cm" fo:text-align="center" style:justify-single-word="false">
        <style:tab-stops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Table_20_des_20_illustrations" style:display-name="Table des illustrations" style:family="paragraph" style:parent-style-name="Standard" style:next-style-name="Standard">
      <style:paragraph-properties fo:margin-left="0.711cm" fo:margin-right="0cm" fo:margin-top="0.106cm" fo:margin-bottom="0cm" fo:text-indent="-0.711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Liste_20_à_20_étiquettes_20_L" style:display-name="Liste à étiquettes L" style:family="paragraph" style:parent-style-name="Standard">
      <style:paragraph-properties fo:margin-left="4.001cm" fo:margin-right="0cm" fo:margin-top="0.071cm" fo:margin-bottom="0cm" fo:text-indent="-4.001cm" style:auto-text-indent="false"/>
    </style:style>
    <style:style style:name="Liste_20_à_20_puces_20_2" style:display-name="Liste à puces 2" style:family="paragraph" style:parent-style-name="Standard" style:list-style-name="WW8Num15">
      <style:paragraph-properties fo:margin-left="1.501cm" fo:margin-right="0cm" fo:text-indent="0cm" style:auto-text-indent="false">
        <style:tab-stops/>
      </style:paragraph-properties>
    </style:style>
    <style:style style:name="Liste_20_à_20_puces" style:display-name="Liste à puces" style:family="paragraph" style:parent-style-name="Standard" style:list-style-name="WW8Num28">
      <style:paragraph-properties fo:margin-left="0.501cm" fo:margin-right="0cm" fo:text-indent="0cm" style:auto-text-indent="false">
        <style:tab-stops/>
      </style:paragraph-properties>
    </style:style>
    <style:style style:name="Annexe_20_3" style:display-name="Annexe 3" style:family="paragraph" style:parent-style-name="Standard" style:next-style-name="Corps_20_annexe">
      <style:paragraph-properties fo:margin-left="0cm" fo:margin-right="0cm" fo:margin-top="0.282cm" fo:margin-bottom="0.106cm" fo:text-align="start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Sommaire" style:family="paragraph" style:parent-style-name="Standard" style:next-style-name="Standard">
      <style:paragraph-properties fo:margin-top="0.212cm" fo:margin-bottom="0.635cm" fo:text-align="center" style:justify-single-word="false"/>
      <style:text-properties fo:text-transform="uppercase" fo:font-size="16pt" fo:font-weight="bold" style:font-size-asian="16pt" style:font-weight-asian="bold"/>
    </style:style>
    <style:style style:name="Liste_20_à_20_numéros_20_3" style:display-name="Liste à numéros 3" style:family="paragraph" style:parent-style-name="Standard" style:list-style-name="WW8StyleNum">
      <style:paragraph-properties fo:margin-left="3.002cm" fo:margin-right="0cm" fo:text-indent="-0.501cm" style:auto-text-indent="false"/>
    </style:style>
    <style:style style:name="Liste_20_à_20_puces_20_3" style:display-name="Liste à puces 3" style:family="paragraph" style:parent-style-name="Standard" style:list-style-name="WW8Num21">
      <style:paragraph-properties fo:margin-left="2.501cm" fo:margin-right="0cm" fo:text-indent="0cm" style:auto-text-indent="false">
        <style:tab-stops/>
      </style:paragraph-properties>
    </style:style>
    <style:style style:name="Liste_20_à_20_étiquettes_20_M" style:display-name="Liste à étiquettes M" style:family="paragraph" style:parent-style-name="Standard">
      <style:paragraph-properties fo:margin-left="2cm" fo:margin-right="0cm" fo:margin-top="0.071cm" fo:margin-bottom="0cm" fo:text-indent="-2cm" style:auto-text-indent="false"/>
    </style:style>
    <style:style style:name="Liste_20_à_20_étiquettes_20_S" style:display-name="Liste à étiquettes S" style:family="paragraph" style:parent-style-name="Standard">
      <style:paragraph-properties fo:margin-left="1cm" fo:margin-right="0cm" fo:margin-top="0.071cm" fo:margin-bottom="0cm" fo:text-indent="-1cm" style:auto-text-indent="false"/>
    </style:style>
    <style:style style:name="Annexe_20_2" style:display-name="Annexe 2" style:family="paragraph" style:parent-style-name="Standard" style:next-style-name="Corps_20_annexe" style:list-style-name="">
      <style:paragraph-properties fo:margin-top="0.423cm" fo:margin-bottom="0.106cm" fo:text-align="start" style:justify-single-word="false" fo:keep-with-next="always" text:number-lines="true" text:line-number="0"/>
      <style:text-properties fo:font-variant="small-caps" fo:font-size="16pt" fo:font-weight="bold" style:font-size-asian="16pt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e_20_à_20_numéros" style:display-name="Liste à numéros" style:family="paragraph" style:parent-style-name="Standard" style:list-style-name="WW8StyleNum1">
      <style:paragraph-properties fo:margin-left="1.002cm" fo:margin-right="0cm" fo:text-indent="-0.501cm" style:auto-text-indent="false"/>
    </style:style>
    <style:style style:name="Liste_20_à_20_numéros_20_2" style:display-name="Liste à numéros 2" style:family="paragraph" style:parent-style-name="Standard" style:list-style-name="WW8StyleNum2">
      <style:paragraph-properties fo:margin-left="2.002cm" fo:margin-right="0cm" fo:text-indent="-0.501cm" style:auto-text-indent="false"/>
    </style:style>
    <style:style style:name="Corps_20_de_20_texte_20_source" style:display-name="Corps de texte source" style:family="paragraph" style:parent-style-name="Standard">
      <style:paragraph-properties fo:margin-left="0.501cm" fo:margin-right="0cm" fo:text-align="start" style:justify-single-word="false" fo:text-indent="0cm" style:auto-text-indent="false">
        <style:tab-stops>
          <style:tab-stop style:position="1.349cm"/>
          <style:tab-stop style:position="2.2cm"/>
          <style:tab-stop style:position="3.05cm"/>
          <style:tab-stop style:position="3.9cm"/>
          <style:tab-stop style:position="4.75cm"/>
          <style:tab-stop style:position="5.6cm"/>
          <style:tab-stop style:position="6.451cm"/>
          <style:tab-stop style:position="7.301cm"/>
          <style:tab-stop style:position="8.151cm"/>
          <style:tab-stop style:position="9.001cm"/>
          <style:tab-stop style:position="9.851cm"/>
          <style:tab-stop style:position="10.702cm"/>
          <style:tab-stop style:position="11.552cm"/>
          <style:tab-stop style:position="12.402cm"/>
          <style:tab-stop style:position="13.252cm"/>
          <style:tab-stop style:position="14.102cm"/>
          <style:tab-stop style:position="14.952cm"/>
          <style:tab-stop style:position="15.803cm"/>
        </style:tab-stops>
      </style:paragraph-properties>
      <style:text-properties style:font-name="Courier New"/>
    </style:style>
    <style:style style:name="Corps_20_tableau" style:display-name="Corps tableau" style:family="paragraph" style:parent-style-name="Standard">
      <style:paragraph-properties fo:margin-top="0.035cm" fo:margin-bottom="0.035cm" fo:text-align="start" style:justify-single-word="false"/>
    </style:style>
    <style:style style:name="Annexe_20_1" style:display-name="Annexe 1" style:family="paragraph" style:parent-style-name="Standard" style:next-style-name="Corps_20_annexe" style:list-style-name="Annex1numbering" style:master-page-name="">
      <style:paragraph-properties fo:margin-top="0.635cm" fo:margin-bottom="0.106cm" fo:text-align="start" style:justify-single-word="false" style:page-number="auto" fo:break-before="page" fo:keep-with-next="always">
        <style:tab-stops/>
      </style:paragraph-properties>
      <style:text-properties fo:text-transform="uppercase" fo:font-size="16pt" fo:font-weight="bold" style:font-size-asian="16pt" style:font-weight-asian="bold"/>
    </style:style>
    <style:style style:name="Grand_20_Titre_20_bordé" style:display-name="Grand Titre bordé" style:family="paragraph" style:parent-style-name="Standard" style:next-style-name="Standard">
      <style:paragraph-properties fo:margin-left="2cm" fo:margin-right="2cm" fo:margin-top="2cm" fo:margin-bottom="1cm" fo:text-align="center" style:justify-single-word="false" fo:text-indent="0cm" style:auto-text-indent="false" fo:break-before="page" fo:padding="0.035cm" fo:border="0.035cm solid #000000" style:shadow="#000000 0.088cm 0.088cm"/>
      <style:text-properties fo:color="#000080" style:font-name="Arial" fo:font-size="24pt" fo:language="en" fo:country="GB" fo:font-style="italic" fo:font-weight="bold" style:font-size-asian="24pt" style:font-style-asian="italic" style:font-weight-asian="bold"/>
    </style:style>
    <style:style style:name="retrait_20_1cm" style:display-name="retrait 1cm" style:family="paragraph" style:parent-style-name="Standard">
      <style:paragraph-properties fo:margin-left="1cm" fo:margin-right="0cm" fo:margin-top="0.212cm" fo:margin-bottom="0cm" fo:text-align="start" style:justify-single-word="false" fo:keep-together="always" fo:text-indent="0cm" style:auto-text-indent="false"/>
      <style:text-properties style:font-name="Arial" fo:font-size="11pt" fo:language="en" fo:country="GB" style:font-size-asian="11pt"/>
    </style:style>
    <style:style style:name="libellé" style:family="paragraph" style:parent-style-name="Standard">
      <style:paragraph-properties fo:text-align="start" style:justify-single-word="false">
        <style:tab-stops>
          <style:tab-stop style:position="1.251cm" style:type="right"/>
          <style:tab-stop style:position="6.003cm"/>
        </style:tab-stops>
      </style:paragraph-properties>
      <style:text-properties style:font-name="Arial" fo:language="en" fo:country="GB"/>
    </style:style>
    <style:style style:name="Figure_5f_Spécif" style:display-name="Figure_Spécif" style:family="paragraph" style:parent-style-name="Standard">
      <style:paragraph-properties fo:margin-left="1.501cm" fo:margin-right="0cm" fo:margin-top="0.212cm" fo:margin-bottom="0cm" fo:text-align="center" style:justify-single-word="false" fo:text-indent="-1.501cm" style:auto-text-indent="false">
        <style:tab-stops>
          <style:tab-stop style:position="5.001cm"/>
          <style:tab-stop style:position="6.502cm"/>
          <style:tab-stop style:position="8.003cm"/>
          <style:tab-stop style:position="9.502cm"/>
          <style:tab-stop style:position="11.001cm"/>
          <style:tab-stop style:position="12.502cm"/>
          <style:tab-stop style:position="14.004cm"/>
        </style:tab-stops>
      </style:paragraph-properties>
      <style:text-properties fo:color="#0000ff" style:font-name="Arial" fo:font-size="11pt" fo:language="en" fo:country="GB" style:font-size-asian="11pt"/>
    </style:style>
    <style:style style:name="retrait_20_2cm" style:display-name="retrait 2cm" style:family="paragraph" style:parent-style-name="Standard">
      <style:paragraph-properties fo:margin-left="2cm" fo:margin-right="0cm" fo:margin-top="0.212cm" fo:margin-bottom="0cm" fo:text-align="start" style:justify-single-word="false" fo:keep-together="always" fo:text-indent="0cm" style:auto-text-indent="false"/>
      <style:text-properties style:font-name="Arial" fo:font-size="11pt" fo:language="en" fo:country="GB" style:font-size-asian="11pt"/>
    </style:style>
    <style:style style:name="retrait_20_3cm" style:display-name="retrait 3cm" style:family="paragraph" style:parent-style-name="Standard">
      <style:paragraph-properties fo:margin-left="3cm" fo:margin-right="0cm" fo:margin-top="0.212cm" fo:margin-bottom="0cm" fo:text-align="start" style:justify-single-word="false" fo:keep-together="always" fo:text-indent="0cm" style:auto-text-indent="false"/>
      <style:text-properties style:font-name="Arial" fo:font-size="11pt" fo:language="en" fo:country="GB" style:font-size-asian="11pt"/>
    </style:style>
    <style:style style:name="Initial" style:family="paragraph">
      <style:paragraph-properties fo:margin-top="0.025cm" fo:margin-bottom="0.146cm" fo:line-height="0.529cm" fo:orphans="2" fo:widows="2" fo:hyphenation-ladder-count="no-limit"/>
      <style:text-properties style:use-window-font-color="true" style:font-name="Helvetica" fo:font-size="12pt" fo:language="en" fo:country="GB" fo:font-weight="bold" style:font-name-asian="Arial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CellBody" style:family="paragraph" style:parent-style-name="Standard">
      <style:paragraph-properties style:line-height-at-least="0.459cm" fo:text-align="start" style:justify-single-word="false" fo:keep-with-next="always"/>
      <style:text-properties style:font-name="Helvetica" fo:font-size="11pt" fo:language="en" fo:country="GB" style:font-size-asian="11pt"/>
    </style:style>
    <style:style style:name="Grand_20_titre_20_TM" style:display-name="Grand titre TM" style:family="paragraph" style:parent-style-name="Grand_20_Titre_20_bordé"/>
    <style:style style:name="Subject" style:family="paragraph" style:parent-style-name="Standard">
      <style:paragraph-properties style:line-height-at-least="0.459cm" fo:text-align="start" style:justify-single-word="false" fo:keep-with-next="always"/>
      <style:text-properties style:font-name="Helvetica Bold" fo:font-size="16pt" fo:language="en" fo:country="GB" fo:font-weight="bold" style:font-size-asian="16pt" style:font-weight-asian="bold"/>
    </style:style>
    <style:style style:name="_24_Cellbody" style:display-name="$Cellbody" style:family="paragraph" style:parent-style-name="CellBody">
      <style:paragraph-properties fo:margin-top="0.106cm" fo:margin-bottom="0.106cm">
        <style:tab-stops>
          <style:tab-stop style:position="4.651cm" style:type="right"/>
        </style:tab-stops>
      </style:paragraph-properties>
      <style:text-properties style:font-name="Helvetica Bold" fo:font-weight="bold" style:font-weight-asian="bold"/>
    </style:style>
    <style:style style:name="Description" style:family="paragraph" style:parent-style-name="Standard">
      <style:paragraph-properties fo:margin-top="0.212cm" fo:margin-bottom="0cm" fo:text-align="start" style:justify-single-word="false"/>
      <style:text-properties fo:color="#ff0000" style:font-name="Arial" fo:font-style="italic" style:font-style-asian="italic" text:display="true"/>
    </style:style>
    <style:style style:name="Footnote" style:family="paragraph" style:parent-style-name="Standard" style:class="extra">
      <style:paragraph-properties fo:text-align="start" style:justify-single-word="false"/>
      <style:text-properties style:font-name="Liberation Sans1" fo:font-size="9pt" fo:language="en" fo:country="US" style:font-size-asian="10.5pt"/>
    </style:style>
    <style:style style:name="Index_20_1" style:display-name="Index 1" style:family="paragraph" style:parent-style-name="Standard" style:next-style-name="Standard" style:list-style-name="WW8Num21" style:class="index">
      <style:paragraph-properties fo:margin-left="0cm" fo:margin-right="0cm" fo:margin-top="0.212cm" fo:margin-bottom="0cm" fo:text-align="start" style:justify-single-word="false" fo:text-indent="0cm" style:auto-text-indent="false"/>
      <style:text-properties style:font-name="Arial" fo:font-size="11pt" style:font-size-asian="11pt"/>
    </style:style>
    <style:style style:name="OpenPoint" style:family="paragraph" style:parent-style-name="Standard">
      <style:paragraph-properties fo:margin-top="0.212cm" fo:margin-bottom="0cm" fo:text-align="start" style:justify-single-word="false" fo:background-color="#00ff00">
        <style:background-image/>
      </style:paragraph-properties>
      <style:text-properties style:font-name="Arial" fo:font-size="11pt" fo:language="en" fo:country="GB" fo:font-weight="bold" style:font-size-asian="11pt" style:font-weight-asian="bold"/>
    </style:style>
    <style:style style:name="DocType_5f_Feature" style:display-name="DocType_Feature" style:family="paragraph" style:parent-style-name="Standard" style:next-style-name="Standard">
      <style:paragraph-properties fo:margin-top="0.212cm" fo:margin-bottom="0.106cm" fo:text-align="start" style:justify-single-word="false" fo:keep-together="always" fo:keep-with-next="always"/>
      <style:text-properties fo:color="#0000ff" style:font-name="Arial" fo:font-size="11pt" fo:font-weight="bold" style:font-size-asian="11pt" style:font-weight-asian="bold"/>
    </style:style>
    <style:style style:name="CrossTabRef" style:family="paragraph" style:parent-style-name="CellBody">
      <style:paragraph-properties fo:margin-top="0.212cm" fo:margin-bottom="0cm" fo:line-height="100%" fo:keep-with-next="auto"/>
      <style:text-properties fo:color="#ffffff" style:font-name="Arial"/>
    </style:style>
    <style:style style:name="REQ_5f_DESIGN_5f_REF" style:display-name="REQ_DESIGN_REF" style:family="paragraph" style:parent-style-name="DocType_5f_Feature">
      <style:text-properties fo:language="en" fo:country="GB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reviation" style:family="paragraph" style:parent-style-name="Standard">
      <style:paragraph-properties fo:margin-left="2.501cm" fo:margin-right="0cm" fo:text-align="start" style:justify-single-word="false" fo:text-indent="-2.501cm" style:auto-text-indent="false" style:text-autospace="none" style:punctuation-wrap="simple" style:vertical-align="baseline">
        <style:tab-stops>
          <style:tab-stop style:position="2cm"/>
        </style:tab-stops>
      </style:paragraph-properties>
      <style:text-properties style:font-name="Times" fo:font-size="11pt" fo:language="en" fo:country="GB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Abstract" style:family="paragraph" style:parent-style-name="Text_20_body">
      <style:paragraph-properties fo:margin-left="1.508cm" fo:margin-right="0.503cm" fo:margin-top="0cm" fo:margin-bottom="0.3cm" fo:text-indent="0cm" style:auto-text-indent="false"/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age_20_Number" style:display-name="Page Number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equirement" style:family="text">
      <style:text-properties fo:color="#0000ff" style:font-name="Liberation Serif1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Legend" style:family="text">
      <style:text-properties style:use-window-font-color="true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min-label-width="0.762cm"/>
      </text:outline-level-style>
      <text:outline-level-style text:level="2" style:num-suffix="  " style:num-format="1" text:display-levels="2">
        <style:list-level-properties text:min-label-width="1.016cm"/>
      </text:outline-level-style>
      <text:outline-level-style text:level="3" style:num-suffix="  " style:num-format="1" text:display-levels="3">
        <style:list-level-properties text:min-label-width="1.27cm"/>
      </text:outline-level-style>
      <text:outline-level-style text:level="4" style:num-suffix="  " style:num-format="1" text:display-levels="4">
        <style:list-level-properties text:min-label-width="1.524cm"/>
      </text:outline-level-style>
      <text:outline-level-style text:level="5" style:num-suffix="  " style:num-format="1" text:display-levels="5">
        <style:list-level-properties text:min-label-width="1.778cm"/>
      </text:outline-level-style>
      <text:outline-level-style text:level="6" style:num-suffix="  " style:num-format="1" text:display-levels="6">
        <style:list-level-properties text:min-label-width="2.032cm"/>
      </text:outline-level-style>
      <text:outline-level-style text:level="7" style:num-suffix="  " style:num-format="1" text:display-levels="7">
        <style:list-level-properties text:min-label-width="2.286cm"/>
      </text:outline-level-style>
      <text:outline-level-style text:level="8" style:num-suffix="  " style:num-format="1" text:display-levels="8">
        <style:list-level-properties text:min-label-width="2.54cm"/>
      </text:outline-level-style>
      <text:outline-level-style text:level="9" style:num-suffix="  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Annex1numbering">
      <text:list-level-style-number text:level="1" style:num-prefix="Appendix " style:num-suffix="  " style:num-format="A" style:num-letter-sync="true">
        <style:list-level-properties/>
      </text:list-level-style-number>
      <text:list-level-style-number text:level="2" style:num-prefix="Appendix " style:num-suffix="  " style:num-format="1" text:display-levels="2">
        <style:list-level-properties/>
      </text:list-level-style-number>
      <text:list-level-style-number text:level="3" style:num-prefix="Annexe " style:num-suffix="  " style:num-format="a" style:num-letter-sync="true" text:display-levels="3">
        <style:list-level-properties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Zeichenformat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Zeichenformat" style:num-suffix="." text:bullet-char="-">
        <style:list-level-properties text:space-before="0.635cm" text:min-label-width="0.635cm"/>
        <style:text-properties fo:font-family="'Tms Rmn', 'Times New Roman'" style:font-family-generic="roman" style:font-pitch="variable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Zeichenformat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  " style:num-format="1">
        <style:list-level-properties text:min-label-width="0.762cm"/>
      </text:list-level-style-number>
      <text:list-level-style-number text:level="2" style:num-suffix="  " style:num-format="1" text:display-levels="2">
        <style:list-level-properties text:min-label-width="1.016cm"/>
      </text:list-level-style-number>
      <text:list-level-style-number text:level="3" style:num-suffix="  " style:num-format="1" text:display-levels="3">
        <style:list-level-properties text:min-label-width="1.27cm"/>
      </text:list-level-style-number>
      <text:list-level-style-number text:level="4" style:num-suffix="  " style:num-format="1" text:display-levels="4">
        <style:list-level-properties text:min-label-width="1.524cm"/>
      </text:list-level-style-number>
      <text:list-level-style-number text:level="5" style:num-suffix="  " style:num-format="1" text:display-levels="5">
        <style:list-level-properties text:min-label-width="1.778cm"/>
      </text:list-level-style-number>
      <text:list-level-style-number text:level="6" style:num-suffix="  " style:num-format="1" text:display-levels="6">
        <style:list-level-properties text:min-label-width="2.032cm"/>
      </text:list-level-style-number>
      <text:list-level-style-number text:level="7" style:num-suffix="  " style:num-format="1" text:display-levels="7">
        <style:list-level-properties text:min-label-width="2.286cm"/>
      </text:list-level-style-number>
      <text:list-level-style-number text:level="8" style:num-suffix="  " style:num-format="1" text:display-levels="8">
        <style:list-level-properties text:min-label-width="2.54cm"/>
      </text:list-level-style-number>
      <text:list-level-style-number text:level="9" style:num-suffix="  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Zeichenformat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Zeichenformat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Zeichenformat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Zeichenformat" style:num-suffix="." text:bullet-char="">
        <style:list-level-properties text:space-before="0.63cm" text:min-label-width="0.64cm"/>
        <style:text-properties style:font-name="Symbol"/>
      </text:list-level-style-bullet>
      <text:list-level-style-bullet text:level="2" text:style-name="Zeichenformat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Annex2numbering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16.252cm" table:align="center" style:writing-mode="lr-tb"/>
    </style:style>
    <style:style style:name="Table9.A" style:family="table-column">
      <style:table-column-properties style:column-width="5.251cm"/>
    </style:style>
    <style:style style:name="Table9.B" style:family="table-column">
      <style:table-column-properties style:column-width="11.001cm"/>
    </style:style>
    <style:style style:name="Table9.1" style:family="table-row">
      <style:table-row-properties style:min-row-height="1.492cm" style:keep-together="false" fo:keep-together="always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0" style:family="table">
      <style:table-properties style:width="16.252cm" table:align="center" style:writing-mode="lr-tb"/>
    </style:style>
    <style:style style:name="Table10.A" style:family="table-column">
      <style:table-column-properties style:column-width="5.251cm"/>
    </style:style>
    <style:style style:name="Table10.B" style:family="table-column">
      <style:table-column-properties style:column-width="11.001cm"/>
    </style:style>
    <style:style style:name="Table10.1" style:family="table-row">
      <style:table-row-properties style:min-row-height="1.492cm" style:keep-together="false" fo:keep-together="always"/>
    </style:style>
    <style:style style:name="Table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7" style:family="table">
      <style:table-properties style:width="16.037cm" table:align="left" style:writing-mode="lr-tb"/>
    </style:style>
    <style:style style:name="Table7.A" style:family="table-column">
      <style:table-column-properties style:column-width="2cm"/>
    </style:style>
    <style:style style:name="Table7.B" style:family="table-column">
      <style:table-column-properties style:column-width="0.25cm"/>
    </style:style>
    <style:style style:name="Table7.C" style:family="table-column">
      <style:table-column-properties style:column-width="4.251cm"/>
    </style:style>
    <style:style style:name="Table7.D" style:family="table-column">
      <style:table-column-properties style:column-width="1.251cm"/>
    </style:style>
    <style:style style:name="Table7.E" style:family="table-column">
      <style:table-column-properties style:column-width="0.249cm"/>
    </style:style>
    <style:style style:name="Table7.F" style:family="table-column">
      <style:table-column-properties style:column-width="4.001cm"/>
    </style:style>
    <style:style style:name="Table7.I" style:family="table-column">
      <style:table-column-properties style:column-width="2.535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7.A2" style:family="table-cell">
      <style:table-cell-properties style:vertical-align="middle" fo:padding-left="0.049cm" fo:padding-right="0.049cm" fo:padding-top="0cm" fo:padding-bottom="0cm" fo:border-left="0.035cm solid #000000" fo:border-right="none" fo:border-top="0.018cm solid #000000" fo:border-bottom="0.018cm solid #000000" style:writing-mode="lr-tb"/>
    </style:style>
    <style:style style:name="Table7.B2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none" style:writing-mode="lr-tb"/>
    </style:style>
    <style:style style:name="Table7.C2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0.018cm solid #000000" style:writing-mode="lr-tb"/>
    </style:style>
    <style:style style:name="Table7.G2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7.I2" style:family="table-cell">
      <style:table-cell-properties style:vertical-align="middle" fo:padding-left="0.049cm" fo:padding-right="0.049cm" fo:padding-top="0cm" fo:padding-bottom="0cm" fo:border-left="none" fo:border-right="0.035cm solid #000000" fo:border-top="0.018cm solid #000000" fo:border-bottom="0.018cm solid #000000" style:writing-mode="lr-tb"/>
    </style:style>
    <style:style style:name="Table7.I3" style:family="table-cell" style:data-style-name="N100">
      <style:table-cell-properties style:vertical-align="middle" fo:padding-left="0.049cm" fo:padding-right="0.049cm" fo:padding-top="0cm" fo:padding-bottom="0cm" fo:border-left="none" fo:border-right="0.035cm solid #000000" fo:border-top="0.018cm solid #000000" fo:border-bottom="0.018cm solid #000000" style:writing-mode="lr-tb"/>
    </style:style>
    <style:style style:name="Table7.A4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 style:writing-mode="lr-tb"/>
    </style:style>
    <style:style style:name="Table7.B4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0.035cm solid #000000" style:writing-mode="lr-tb"/>
    </style:style>
    <style:style style:name="Table7.C4" style:family="table-cell">
      <style:table-cell-properties style:vertical-align="middle" fo:padding-left="0.049cm" fo:padding-right="0.049cm" fo:padding-top="0cm" fo:padding-bottom="0cm" fo:border-left="none" fo:border-right="none" fo:border-top="none" fo:border-bottom="0.035cm solid #000000" style:writing-mode="lr-tb"/>
    </style:style>
    <style:style style:name="Table7.D4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0.035cm solid #000000" style:writing-mode="lr-tb"/>
    </style:style>
    <style:style style:name="Table7.G4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35cm solid #000000" style:writing-mode="lr-tb"/>
    </style:style>
    <style:style style:name="Table7.I4" style:family="table-cell">
      <style:table-cell-properties style:vertical-align="middle" fo:padding-left="0.049cm" fo:padding-right="0.049cm" fo:padding-top="0cm" fo:padding-bottom="0cm" fo:border-left="none" fo:border-right="0.035cm solid #000000" fo:border-top="0.018cm solid #000000" fo:border-bottom="0.035cm solid #000000" style:writing-mode="lr-tb"/>
    </style:style>
    <style:style style:name="Table8" style:family="table">
      <style:table-properties style:width="16.037cm" table:align="left" style:writing-mode="lr-tb"/>
    </style:style>
    <style:style style:name="Table8.A" style:family="table-column">
      <style:table-column-properties style:column-width="2cm"/>
    </style:style>
    <style:style style:name="Table8.B" style:family="table-column">
      <style:table-column-properties style:column-width="0.25cm"/>
    </style:style>
    <style:style style:name="Table8.C" style:family="table-column">
      <style:table-column-properties style:column-width="4.251cm"/>
    </style:style>
    <style:style style:name="Table8.D" style:family="table-column">
      <style:table-column-properties style:column-width="1.251cm"/>
    </style:style>
    <style:style style:name="Table8.E" style:family="table-column">
      <style:table-column-properties style:column-width="0.249cm"/>
    </style:style>
    <style:style style:name="Table8.F" style:family="table-column">
      <style:table-column-properties style:column-width="4.001cm"/>
    </style:style>
    <style:style style:name="Table8.I" style:family="table-column">
      <style:table-column-properties style:column-width="2.535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8.A2" style:family="table-cell">
      <style:table-cell-properties style:vertical-align="middle" fo:padding-left="0.049cm" fo:padding-right="0.049cm" fo:padding-top="0cm" fo:padding-bottom="0cm" fo:border-left="0.035cm solid #000000" fo:border-right="none" fo:border-top="0.018cm solid #000000" fo:border-bottom="0.018cm solid #000000" style:writing-mode="lr-tb"/>
    </style:style>
    <style:style style:name="Table8.B2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none" style:writing-mode="lr-tb"/>
    </style:style>
    <style:style style:name="Table8.C2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0.018cm solid #000000" style:writing-mode="lr-tb"/>
    </style:style>
    <style:style style:name="Table8.G2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8.I2" style:family="table-cell">
      <style:table-cell-properties style:vertical-align="middle" fo:padding-left="0.049cm" fo:padding-right="0.049cm" fo:padding-top="0cm" fo:padding-bottom="0cm" fo:border-left="none" fo:border-right="0.035cm solid #000000" fo:border-top="0.018cm solid #000000" fo:border-bottom="0.018cm solid #000000" style:writing-mode="lr-tb"/>
    </style:style>
    <style:style style:name="Table8.I3" style:family="table-cell" style:data-style-name="N100">
      <style:table-cell-properties style:vertical-align="middle" fo:padding-left="0.049cm" fo:padding-right="0.049cm" fo:padding-top="0cm" fo:padding-bottom="0cm" fo:border-left="none" fo:border-right="0.035cm solid #000000" fo:border-top="0.018cm solid #000000" fo:border-bottom="0.018cm solid #000000" style:writing-mode="lr-tb"/>
    </style:style>
    <style:style style:name="Table8.A4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 style:writing-mode="lr-tb"/>
    </style:style>
    <style:style style:name="Table8.B4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0.035cm solid #000000" style:writing-mode="lr-tb"/>
    </style:style>
    <style:style style:name="Table8.C4" style:family="table-cell">
      <style:table-cell-properties style:vertical-align="middle" fo:padding-left="0.049cm" fo:padding-right="0.049cm" fo:padding-top="0cm" fo:padding-bottom="0cm" fo:border-left="none" fo:border-right="none" fo:border-top="none" fo:border-bottom="0.035cm solid #000000" style:writing-mode="lr-tb"/>
    </style:style>
    <style:style style:name="Table8.D4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0.035cm solid #000000" style:writing-mode="lr-tb"/>
    </style:style>
    <style:style style:name="Table8.G4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35cm solid #000000" style:writing-mode="lr-tb"/>
    </style:style>
    <style:style style:name="Table8.I4" style:family="table-cell">
      <style:table-cell-properties style:vertical-align="middle" fo:padding-left="0.049cm" fo:padding-right="0.049cm" fo:padding-top="0cm" fo:padding-bottom="0cm" fo:border-left="none" fo:border-right="0.035cm solid #000000" fo:border-top="0.018cm solid #000000" fo:border-bottom="0.035cm solid #000000" style:writing-mode="lr-tb"/>
    </style:style>
    <style:style style:name="Table15" style:family="table">
      <style:table-properties style:width="16.05cm" table:align="left" style:writing-mode="lr-tb"/>
    </style:style>
    <style:style style:name="Table15.A" style:family="table-column">
      <style:table-column-properties style:column-width="2cm"/>
    </style:style>
    <style:style style:name="Table15.B" style:family="table-column">
      <style:table-column-properties style:column-width="0.25cm"/>
    </style:style>
    <style:style style:name="Table15.C" style:family="table-column">
      <style:table-column-properties style:column-width="3cm"/>
    </style:style>
    <style:style style:name="Table15.D" style:family="table-column">
      <style:table-column-properties style:column-width="1.706cm"/>
    </style:style>
    <style:style style:name="Table15.F" style:family="table-column">
      <style:table-column-properties style:column-width="4.655cm"/>
    </style:style>
    <style:style style:name="Table15.G" style:family="table-column">
      <style:table-column-properties style:column-width="1.251cm"/>
    </style:style>
    <style:style style:name="Table15.H" style:family="table-column">
      <style:table-column-properties style:column-width="0.635cm"/>
    </style:style>
    <style:style style:name="Table15.I" style:family="table-column">
      <style:table-column-properties style:column-width="2.302cm"/>
    </style:style>
    <style:style style:name="Table15.1" style:family="table-row">
      <style:table-row-properties style:keep-together="false" fo:keep-together="always"/>
    </style:style>
    <style:style style:name="Table15.A1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5.A2" style:family="table-cell">
      <style:table-cell-properties style:vertical-align="middle" fo:padding-left="0.049cm" fo:padding-right="0.049cm" fo:padding-top="0cm" fo:padding-bottom="0cm" fo:border-left="0.035cm solid #000000" fo:border-right="none" fo:border-top="0.018cm solid #000000" fo:border-bottom="0.018cm solid #000000" style:writing-mode="lr-tb"/>
    </style:style>
    <style:style style:name="Table15.B2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none" style:writing-mode="lr-tb"/>
    </style:style>
    <style:style style:name="Table15.C2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0.018cm solid #000000" style:writing-mode="lr-tb"/>
    </style:style>
    <style:style style:name="Table15.G2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15.I2" style:family="table-cell">
      <style:table-cell-properties style:vertical-align="middle" fo:padding-left="0.049cm" fo:padding-right="0.049cm" fo:padding-top="0cm" fo:padding-bottom="0cm" fo:border-left="none" fo:border-right="0.035cm solid #000000" fo:border-top="0.018cm solid #000000" fo:border-bottom="0.018cm solid #000000" style:writing-mode="lr-tb"/>
    </style:style>
    <style:style style:name="Table15.I3" style:family="table-cell" style:data-style-name="N100">
      <style:table-cell-properties style:vertical-align="middle" fo:padding-left="0.049cm" fo:padding-right="0.049cm" fo:padding-top="0cm" fo:padding-bottom="0cm" fo:border-left="none" fo:border-right="0.035cm solid #000000" fo:border-top="0.018cm solid #000000" fo:border-bottom="0.018cm solid #000000" style:writing-mode="lr-tb"/>
    </style:style>
    <style:style style:name="Table15.A4" style:family="table-cell">
      <style:table-cell-properties style:vertical-align="middle" fo:padding-left="0.049cm" fo:padding-right="0.049cm" fo:padding-top="0cm" fo:padding-bottom="0cm" fo:border-left="0.035cm solid #000000" fo:border-right="none" fo:border-top="none" fo:border-bottom="0.035cm solid #000000" style:writing-mode="lr-tb"/>
    </style:style>
    <style:style style:name="Table15.B4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0.035cm solid #000000" style:writing-mode="lr-tb"/>
    </style:style>
    <style:style style:name="Table15.C4" style:family="table-cell">
      <style:table-cell-properties style:vertical-align="middle" fo:padding-left="0.049cm" fo:padding-right="0.049cm" fo:padding-top="0cm" fo:padding-bottom="0cm" fo:border-left="none" fo:border-right="none" fo:border-top="none" fo:border-bottom="0.035cm solid #000000" style:writing-mode="lr-tb"/>
    </style:style>
    <style:style style:name="Table15.D4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0.035cm solid #000000" style:writing-mode="lr-tb"/>
    </style:style>
    <style:style style:name="Table15.G4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35cm solid #000000" style:writing-mode="lr-tb"/>
    </style:style>
    <style:style style:name="Table15.I4" style:family="table-cell">
      <style:table-cell-properties style:vertical-align="middle" fo:padding-left="0.049cm" fo:padding-right="0.049cm" fo:padding-top="0cm" fo:padding-bottom="0cm" fo:border-left="none" fo:border-right="0.035cm solid #000000" fo:border-top="0.018cm solid #000000" fo:border-bottom="0.035cm solid #000000" style:writing-mode="lr-tb"/>
    </style:style>
    <style:style style:name="MP1" style:family="paragraph" style:parent-style-name="Header">
      <style:paragraph-properties fo:text-align="start" style:justify-single-word="false" style:snap-to-layout-grid="false"/>
      <style:text-properties fo:language="zxx" fo:country="none" style:language-asian="zxx" style:country-asian="none"/>
    </style:style>
    <style:style style:name="MP2" style:family="paragraph" style:parent-style-name="Header">
      <style:paragraph-properties style:snap-to-layout-grid="false"/>
      <style:text-properties fo:text-transform="uppercase" fo:font-size="12pt" style:font-size-asian="12pt" style:font-size-complex="12pt"/>
    </style:style>
    <style:style style:name="MP3" style:family="paragraph" style:parent-style-name="Header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MP4" style:family="paragraph" style:parent-style-name="Footer">
      <style:paragraph-properties fo:margin-top="0cm" fo:margin-bottom="0cm" style:snap-to-layout-grid="false">
        <style:tab-stops/>
      </style:paragraph-properties>
      <style:text-properties fo:font-size="8pt" style:font-size-asian="8pt"/>
    </style:style>
    <style:style style:name="MP5" style:family="paragraph" style:parent-style-name="Footer">
      <style:paragraph-properties fo:margin-top="0cm" fo:margin-bottom="0cm" fo:text-align="start" style:justify-single-word="false" style:snap-to-layout-grid="false"/>
      <style:text-properties fo:font-size="8pt" style:font-size-asian="8pt"/>
    </style:style>
    <style:style style:name="MP6" style:family="paragraph" style:parent-style-name="Footer">
      <style:paragraph-properties fo:margin-top="0cm" fo:margin-bottom="0cm" style:snap-to-layout-grid="false"/>
      <style:text-properties fo:font-size="8pt" style:font-size-asian="8pt"/>
    </style:style>
    <style:style style:name="MP7" style:family="paragraph" style:parent-style-name="Footer">
      <style:paragraph-properties fo:margin-top="0cm" fo:margin-bottom="0cm" style:snap-to-layout-grid="false"/>
      <style:text-properties fo:font-size="8pt" fo:language="en" fo:country="US" style:font-size-asian="8pt" style:language-complex="ar" style:country-complex="SA"/>
    </style:style>
    <style:style style:name="MP8" style:family="paragraph" style:parent-style-name="Footer">
      <style:paragraph-properties fo:margin-top="0cm" fo:margin-bottom="0cm" fo:text-align="start" style:justify-single-word="false" style:snap-to-layout-grid="false"/>
    </style:style>
    <style:style style:name="MP9" style:family="paragraph" style:parent-style-name="Footer">
      <style:paragraph-properties fo:margin-top="0cm" fo:margin-bottom="0cm" style:snap-to-layout-grid="false"/>
    </style:style>
    <style:style style:name="MP10" style:family="paragraph" style:parent-style-name="Standard">
      <style:text-properties fo:font-size="2pt" style:font-size-asian="2pt"/>
    </style:style>
    <style:style style:name="MP11" style:family="paragraph" style:parent-style-name="Footer">
      <style:paragraph-properties fo:margin-top="0cm" fo:margin-bottom="0cm" style:snap-to-layout-grid="false">
        <style:tab-stops/>
      </style:paragraph-properties>
      <style:text-properties fo:font-size="8pt" fo:language="en" fo:country="US" style:font-size-asian="8pt" style:language-complex="ar" style:country-complex="SA"/>
    </style:style>
    <style:style style:name="MP12" style:family="paragraph" style:parent-style-name="Footer">
      <style:paragraph-properties fo:margin-top="0cm" fo:margin-bottom="0cm" fo:text-align="start" style:justify-single-word="false" style:snap-to-layout-grid="false"/>
      <style:text-properties fo:font-size="8pt" fo:language="en" fo:country="US" style:font-size-asian="8pt" style:language-complex="ar" style:country-complex="SA"/>
    </style:style>
    <style:style style:name="MP13" style:family="paragraph" style:parent-style-name="Footer">
      <style:paragraph-properties fo:margin-top="0cm" fo:margin-bottom="0cm" fo:text-align="start" style:justify-single-word="false" style:snap-to-layout-grid="false"/>
      <style:text-properties fo:language="en" fo:country="US" style:language-complex="ar" style:country-complex="SA"/>
    </style:style>
    <style:style style:name="MP14" style:family="paragraph" style:parent-style-name="Footer">
      <style:paragraph-properties fo:margin-top="0cm" fo:margin-bottom="0cm" style:snap-to-layout-grid="false"/>
      <style:text-properties fo:language="en" fo:country="US" style:language-complex="ar" style:country-complex="SA"/>
    </style:style>
    <style:style style:name="MP15" style:family="paragraph" style:parent-style-name="Footer">
      <style:paragraph-properties fo:margin-top="0cm" fo:margin-bottom="0cm" style:snap-to-layout-grid="false">
        <style:tab-stops/>
      </style:paragraph-properties>
    </style:style>
    <style:style style:name="MT1" style:family="text">
      <style:text-properties fo:font-size="8pt" style:font-size-asian="8pt"/>
    </style:style>
    <style:page-layout style:name="Mpm1">
      <style:page-layout-properties fo:page-width="20.999cm" fo:page-height="29.699cm" style:num-format="1" style:print-orientation="portrait" fo:margin-top="0.801cm" fo:margin-bottom="1.199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2.101cm" style:dynamic-spacing="true"/>
      </style:header-style>
      <style:footer-style>
        <style:header-footer-properties fo:min-height="2.551cm" fo:margin-left="0cm" fo:margin-right="0cm" fo:margin-top="2.4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0.801cm" fo:margin-bottom="1.199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2.101cm" style:dynamic-spacing="true"/>
      </style:header-style>
      <style:footer-style>
        <style:header-footer-properties fo:min-height="2.551cm" fo:margin-left="0cm" fo:margin-right="0cm" fo:margin-top="2.45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master-styles>
    <style:master-page style:name="Standard" style:page-layout-name="Mpm1">
      <style:header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"/>
            </table:table-cell>
            <table:table-cell table:style-name="Table9.B1" office:value-type="string">
              <text:p text:style-name="MP2"><text:subject/></text:p>
            </table:table-cell>
          </table:table-row>
        </table:table>
        <text:p text:style-name="Header"/>
      </style:header>
      <style:header-left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/>
            </table:table-cell>
            <table:table-cell table:style-name="Table10.B1" office:value-type="string">
              <text:p text:style-name="MP3"><text:title/></text:p>
            </table:table-cell>
          </table:table-row>
        </table:table>
        <text:p text:style-name="Header"/>
      </style:header-left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column table:style-name="Table7.F"/>
          <table:table-column table:style-name="Table7.D"/>
          <table:table-column table:style-name="Table7.B"/>
          <table:table-column table:style-name="Table7.I"/>
          <table:table-row table:style-name="Table7.1">
            <table:table-cell table:style-name="Table7.A1" table:number-columns-spanned="9" office:value-type="string">
              <text:p text:style-name="MP4"><text:title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1">
            <table:table-cell table:style-name="Table7.A2" office:value-type="string">
              <text:p text:style-name="MP5">Project</text:p>
            </table:table-cell>
            <table:table-cell table:style-name="Table7.B2" office:value-type="string">
              <text:p text:style-name="MP6">:</text:p>
            </table:table-cell>
            <table:table-cell table:style-name="Table7.C2" table:number-columns-spanned="4" office:value-type="string">
              <text:p text:style-name="MP5"><text:subject/></text:p>
            </table:table-cell>
            <table:covered-table-cell/>
            <table:covered-table-cell/>
            <table:covered-table-cell/>
            <table:table-cell table:style-name="Table7.G2" office:value-type="string">
              <text:p text:style-name="MP5">Date</text:p>
            </table:table-cell>
            <table:table-cell table:style-name="Table7.B2" office:value-type="string">
              <text:p text:style-name="MP5">:</text:p>
            </table:table-cell>
            <table:table-cell table:style-name="Table7.I2" office:value-type="string">
              <text:p text:style-name="MP7"><text:date style:data-style-name="N30" text:date-value="2008-11-03T13:37:31.66">03.11.08</text:date></text:p>
            </table:table-cell>
          </table:table-row>
          <table:table-row table:style-name="Table7.1">
            <table:table-cell table:style-name="Table7.A2" office:value-type="string">
              <text:p text:style-name="MP5">Author</text:p>
            </table:table-cell>
            <table:table-cell table:style-name="Table7.B2" office:value-type="string">
              <text:p text:style-name="MP6">:</text:p>
            </table:table-cell>
            <table:table-cell table:style-name="Table7.C2" office:value-type="string">
              <text:p text:style-name="MP5"><text:initial-creator>Michael Rüß</text:initial-creator></text:p>
            </table:table-cell>
            <table:table-cell table:style-name="Table7.G2" office:value-type="string">
              <text:p text:style-name="MP5">Service</text:p>
            </table:table-cell>
            <table:table-cell table:style-name="Table7.B2" office:value-type="string">
              <text:p text:style-name="MP5">:</text:p>
            </table:table-cell>
            <table:table-cell table:style-name="Table7.C2" office:value-type="string">
              <text:p text:style-name="MP8"><text:span text:style-name="MT1"><text:user-defined text:name="Category"/></text:span><text:span text:style-name="MT1"><text:user-defined text:name="Service">R&amp;D</text:user-defined></text:span></text:p>
            </table:table-cell>
            <table:table-cell table:style-name="Table7.G2" office:value-type="string">
              <text:p text:style-name="MP5">Edition</text:p>
            </table:table-cell>
            <table:table-cell table:style-name="Table7.B2" office:value-type="string">
              <text:p text:style-name="MP5">:</text:p>
            </table:table-cell>
            <table:table-cell table:style-name="Table7.I3" office:value-type="float" office:value="6">
              <text:p text:style-name="MP6">06</text:p>
            </table:table-cell>
          </table:table-row>
          <table:table-row table:style-name="Table7.1">
            <table:table-cell table:style-name="Table7.A4" office:value-type="string">
              <text:p text:style-name="MP5">Manager</text:p>
            </table:table-cell>
            <table:table-cell table:style-name="Table7.B4" office:value-type="string">
              <text:p text:style-name="MP6">:</text:p>
            </table:table-cell>
            <table:table-cell table:style-name="Table7.C4" office:value-type="string">
              <text:p text:style-name="MP5"><text:user-defined text:name="Manager"/></text:p>
            </table:table-cell>
            <table:table-cell table:style-name="Table7.D4" office:value-type="string">
              <text:p text:style-name="MP5">Reference</text:p>
            </table:table-cell>
            <table:table-cell table:style-name="Table7.B4" office:value-type="string">
              <text:p text:style-name="MP5">:</text:p>
            </table:table-cell>
            <table:table-cell table:style-name="Table7.B4" office:value-type="string">
              <text:p text:style-name="MP5"><text:file-name text:display="name-and-extension">95711_conf_d.odt</text:file-name></text:p>
            </table:table-cell>
            <table:table-cell table:style-name="Table7.G4" office:value-type="string">
              <text:p text:style-name="MP5">Page</text:p>
            </table:table-cell>
            <table:table-cell table:style-name="Table7.B4" office:value-type="string">
              <text:p text:style-name="MP5">:</text:p>
            </table:table-cell>
            <table:table-cell table:style-name="Table7.I4" office:value-type="string">
              <text:p text:style-name="MP9"><text:span text:style-name="MT1"><text:page-number text:select-page="current">2</text:page-number></text:span><text:span text:style-name="MT1"> / </text:span><text:span text:style-name="MT1"><text:page-count style:num-format="1">2</text:page-count></text:span></text:p>
            </table:table-cell>
          </table:table-row>
        </table:table>
        <text:p text:style-name="MP10"/>
      </style:footer>
      <style:footer-lef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F"/>
          <table:table-column table:style-name="Table8.D"/>
          <table:table-column table:style-name="Table8.B"/>
          <table:table-column table:style-name="Table8.I"/>
          <table:table-row table:style-name="Table8.1">
            <table:table-cell table:style-name="Table8.A1" table:number-columns-spanned="9" office:value-type="string">
              <text:p text:style-name="MP11"><text:title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8.1">
            <table:table-cell table:style-name="Table8.A2" office:value-type="string">
              <text:p text:style-name="MP12">Xxxxxxx</text:p>
            </table:table-cell>
            <table:table-cell table:style-name="Table8.B2" office:value-type="string">
              <text:p text:style-name="MP7">:</text:p>
            </table:table-cell>
            <table:table-cell table:style-name="Table8.C2" table:number-columns-spanned="4" office:value-type="string">
              <text:p text:style-name="MP12"><text:subject/></text:p>
            </table:table-cell>
            <table:covered-table-cell/>
            <table:covered-table-cell/>
            <table:covered-table-cell/>
            <table:table-cell table:style-name="Table8.G2" office:value-type="string">
              <text:p text:style-name="MP12">Xxxx</text:p>
            </table:table-cell>
            <table:table-cell table:style-name="Table8.B2" office:value-type="string">
              <text:p text:style-name="MP12">:</text:p>
            </table:table-cell>
            <table:table-cell table:style-name="Table8.I2" office:value-type="string">
              <text:p text:style-name="MP7"><text:date style:data-style-name="N37" text:date-value="2008-11-03T13:37:31.68">11/03/08</text:date></text:p>
            </table:table-cell>
          </table:table-row>
          <table:table-row table:style-name="Table8.1">
            <table:table-cell table:style-name="Table8.A2" office:value-type="string">
              <text:p text:style-name="MP12">Xxxxxx</text:p>
            </table:table-cell>
            <table:table-cell table:style-name="Table8.B2" office:value-type="string">
              <text:p text:style-name="MP7">:</text:p>
            </table:table-cell>
            <table:table-cell table:style-name="Table8.C2" office:value-type="string">
              <text:p text:style-name="MP12"><text:author-name text:fixed="false">Michael Rüß</text:author-name></text:p>
            </table:table-cell>
            <table:table-cell table:style-name="Table8.G2" office:value-type="string">
              <text:p text:style-name="MP12">Xxxxxxx</text:p>
            </table:table-cell>
            <table:table-cell table:style-name="Table8.B2" office:value-type="string">
              <text:p text:style-name="MP12">:</text:p>
            </table:table-cell>
            <table:table-cell table:style-name="Table8.C2" office:value-type="string">
              <text:p text:style-name="MP13"><text:span text:style-name="MT1"><text:user-defined text:name="Category"/></text:span><text:span text:style-name="MT1"><text:user-defined text:name="Service">R&amp;D</text:user-defined></text:span></text:p>
            </table:table-cell>
            <table:table-cell table:style-name="Table8.G2" office:value-type="string">
              <text:p text:style-name="MP12">Xxxxxxx</text:p>
            </table:table-cell>
            <table:table-cell table:style-name="Table8.B2" office:value-type="string">
              <text:p text:style-name="MP12">:</text:p>
            </table:table-cell>
            <table:table-cell table:style-name="Table8.I3" office:value-type="float" office:value="6">
              <text:p text:style-name="MP7">XX</text:p>
            </table:table-cell>
          </table:table-row>
          <table:table-row table:style-name="Table8.1">
            <table:table-cell table:style-name="Table8.A4" office:value-type="string">
              <text:p text:style-name="MP12">Xxxxxxx</text:p>
            </table:table-cell>
            <table:table-cell table:style-name="Table8.B4" office:value-type="string">
              <text:p text:style-name="MP7">:</text:p>
            </table:table-cell>
            <table:table-cell table:style-name="Table8.C4" office:value-type="string">
              <text:p text:style-name="MP12"><text:user-defined text:name="Manager"/></text:p>
            </table:table-cell>
            <table:table-cell table:style-name="Table8.D4" office:value-type="string">
              <text:p text:style-name="MP12">Xxxxxxxxx</text:p>
            </table:table-cell>
            <table:table-cell table:style-name="Table8.B4" office:value-type="string">
              <text:p text:style-name="MP12">:</text:p>
            </table:table-cell>
            <table:table-cell table:style-name="Table8.B4" office:value-type="string">
              <text:p text:style-name="MP12"><text:file-name text:display="name-and-extension">95711_conf_d.odt</text:file-name></text:p>
            </table:table-cell>
            <table:table-cell table:style-name="Table8.G4" office:value-type="string">
              <text:p text:style-name="MP12">Xxxx</text:p>
            </table:table-cell>
            <table:table-cell table:style-name="Table8.B4" office:value-type="string">
              <text:p text:style-name="MP12">:</text:p>
            </table:table-cell>
            <table:table-cell table:style-name="Table8.I4" office:value-type="string">
              <text:p text:style-name="MP14"><text:span text:style-name="MT1"><text:page-number text:select-page="current">2</text:page-number></text:span><text:span text:style-name="MT1"> / </text:span><text:span text:style-name="MT1"><text:page-count style:num-format="1">2</text:page-count></text:span></text:p>
            </table:table-cell>
          </table:table-row>
        </table:table>
        <text:p text:style-name="MP10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column table:style-name="Table15.B"/>
          <table:table-column table:style-name="Table15.F"/>
          <table:table-column table:style-name="Table15.G"/>
          <table:table-column table:style-name="Table15.H"/>
          <table:table-column table:style-name="Table15.I"/>
          <table:table-row table:style-name="Table15.1">
            <table:table-cell table:style-name="Table15.A1" table:number-columns-spanned="9" office:value-type="string">
              <text:p text:style-name="MP15"><text:title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5.1">
            <table:table-cell table:style-name="Table15.A2" office:value-type="string">
              <text:p text:style-name="MP8">Xxxxxxx</text:p>
            </table:table-cell>
            <table:table-cell table:style-name="Table15.B2" office:value-type="string">
              <text:p text:style-name="MP9">:</text:p>
            </table:table-cell>
            <table:table-cell table:style-name="Table15.C2" table:number-columns-spanned="4" office:value-type="string">
              <text:p text:style-name="MP8"><text:subject/></text:p>
            </table:table-cell>
            <table:covered-table-cell/>
            <table:covered-table-cell/>
            <table:covered-table-cell/>
            <table:table-cell table:style-name="Table15.G2" office:value-type="string">
              <text:p text:style-name="MP8">Xxxx</text:p>
            </table:table-cell>
            <table:table-cell table:style-name="Table15.B2" office:value-type="string">
              <text:p text:style-name="MP8">:</text:p>
            </table:table-cell>
            <table:table-cell table:style-name="Table15.I2" office:value-type="string">
              <text:p text:style-name="MP7"><text:date style:data-style-name="N37" text:date-value="2008-11-03T13:37:31.72">11/03/08</text:date></text:p>
            </table:table-cell>
          </table:table-row>
          <table:table-row table:style-name="Table15.1">
            <table:table-cell table:style-name="Table15.A2" office:value-type="string">
              <text:p text:style-name="MP8">Xxxxxx</text:p>
            </table:table-cell>
            <table:table-cell table:style-name="Table15.B2" office:value-type="string">
              <text:p text:style-name="MP9">:</text:p>
            </table:table-cell>
            <table:table-cell table:style-name="Table15.C2" office:value-type="string">
              <text:p text:style-name="MP8"><text:author-name text:fixed="false">Michael Rüß</text:author-name></text:p>
            </table:table-cell>
            <table:table-cell table:style-name="Table15.G2" office:value-type="string">
              <text:p text:style-name="MP8">Xxxxxxx</text:p>
            </table:table-cell>
            <table:table-cell table:style-name="Table15.B2" office:value-type="string">
              <text:p text:style-name="MP8">:</text:p>
            </table:table-cell>
            <table:table-cell table:style-name="Table15.C2" office:value-type="string">
              <text:p text:style-name="MP8"><text:user-defined text:name="Category"/><text:user-defined text:name="Service">R&amp;D</text:user-defined></text:p>
            </table:table-cell>
            <table:table-cell table:style-name="Table15.G2" office:value-type="string">
              <text:p text:style-name="MP8">Xxxxxxx</text:p>
            </table:table-cell>
            <table:table-cell table:style-name="Table15.B2" office:value-type="string">
              <text:p text:style-name="MP8">:</text:p>
            </table:table-cell>
            <table:table-cell table:style-name="Table15.I3" office:value-type="float" office:value="6">
              <text:p text:style-name="MP6">XX</text:p>
            </table:table-cell>
          </table:table-row>
          <table:table-row table:style-name="Table15.1">
            <table:table-cell table:style-name="Table15.A4" office:value-type="string">
              <text:p text:style-name="MP8">Xxxxxxx</text:p>
            </table:table-cell>
            <table:table-cell table:style-name="Table15.B4" office:value-type="string">
              <text:p text:style-name="MP9">:</text:p>
            </table:table-cell>
            <table:table-cell table:style-name="Table15.C4" office:value-type="string">
              <text:p text:style-name="MP8"><text:user-defined text:name="Manager"/></text:p>
            </table:table-cell>
            <table:table-cell table:style-name="Table15.D4" office:value-type="string">
              <text:p text:style-name="MP8">Xxxxxxxxx</text:p>
            </table:table-cell>
            <table:table-cell table:style-name="Table15.B4" office:value-type="string">
              <text:p text:style-name="MP8">:</text:p>
            </table:table-cell>
            <table:table-cell table:style-name="Table15.B4" office:value-type="string">
              <text:p text:style-name="MP8"><text:file-name text:display="name-and-extension">95711_conf_d.odt</text:file-name></text:p>
            </table:table-cell>
            <table:table-cell table:style-name="Table15.G4" office:value-type="string">
              <text:p text:style-name="MP8">Xxxx</text:p>
            </table:table-cell>
            <table:table-cell table:style-name="Table15.B4" office:value-type="string">
              <text:p text:style-name="MP8">:</text:p>
            </table:table-cell>
            <table:table-cell table:style-name="Table15.I4" office:value-type="string">
              <text:p text:style-name="MP9"><text:page-number style:num-format="1" text:select-page="current">2</text:page-number> / <text:page-count style:num-format="1">2</text:page-count></text:p>
            </table:table-cell>
          </table:table-row>
        </table:table>
        <text:p text:style-name="MP10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Rüß</meta:initial-creator>
    <meta:creation-date>2008-11-03T13:37:29.58</meta:creation-date>
    <meta:editing-cycles>2</meta:editing-cycles>
    <meta:editing-duration>PT00H09M41S</meta:editing-duration>
    <meta:generator>OpenOffice.org/3.0$Win32 OpenOffice.org_project/300m9$Build-9358</meta:generator>
    <meta:document-statistic meta:table-count="10" meta:image-count="0" meta:object-count="0" meta:page-count="2" meta:paragraph-count="217" meta:word-count="573" meta:character-count="3697"/>
    <dc:date>2008-11-03T13:37:31.39</dc:date>
    <dc:creator>Michael Rüß</dc:creator>
    <meta:user-defined meta:name="Category"/>
    <meta:user-defined meta:name="Info 3"/>
    <meta:user-defined meta:name="Info 4"/>
    <meta:user-defined meta:name="Manager"/>
    <meta:user-defined meta:name="Revision">05</meta:user-defined>
    <meta:user-defined meta:name="Service">R&amp;D</meta:user-defined>
  </office:meta>
</office:document-meta>
</file>